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 svg:font-family="TimesNewRoman" style:font-family-generic="roman"/>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Arial Bold" svg:font-family="'Arial Bold'"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6.8674in" fo:margin-left="-0.075in" table:align="left"/>
    </style:style>
    <style:style style:name="Table1.A" style:family="table-column">
      <style:table-column-properties style:column-width="6.8674in"/>
    </style:style>
    <style:style style:name="Table1.A1" style:family="table-cell">
      <style:table-cell-properties fo:background-color="#ddd9c3" fo:padding-left="0.075in" fo:padding-right="0.075in" fo:padding-top="0in" fo:padding-bottom="0in" fo:border="0.5pt solid #bfbfbf" style:writing-mode="lr-tb">
        <style:background-image/>
      </style:table-cell-properties>
    </style:style>
    <style:style style:name="Table1.A2" style:family="table-cell">
      <style:table-cell-properties fo:padding-left="0.075in" fo:padding-right="0.075in" fo:padding-top="0in" fo:padding-bottom="0in" fo:border="0.5pt solid #bfbfbf" style:writing-mode="lr-tb"/>
    </style:style>
    <style:style style:name="Table2" style:family="table">
      <style:table-properties style:width="6.8674in" fo:margin-left="-0.075in" table:align="left"/>
    </style:style>
    <style:style style:name="Table2.A" style:family="table-column">
      <style:table-column-properties style:column-width="1.7479in"/>
    </style:style>
    <style:style style:name="Table2.B" style:family="table-column">
      <style:table-column-properties style:column-width="3.0514in"/>
    </style:style>
    <style:style style:name="Table2.C" style:family="table-column">
      <style:table-column-properties style:column-width="2.0681in"/>
    </style:style>
    <style:style style:name="Table2.A1" style:family="table-cell">
      <style:table-cell-properties fo:background-color="#ddd9c3" fo:padding-left="0.075in" fo:padding-right="0.075in" fo:padding-top="0in" fo:padding-bottom="0in" fo:border="0.5pt solid #bfbfbf" style:writing-mode="lr-tb">
        <style:background-image/>
      </style:table-cell-properties>
    </style:style>
    <style:style style:name="Table2.A2" style:family="table-cell">
      <style:table-cell-properties fo:padding-left="0.075in" fo:padding-right="0.075in" fo:padding-top="0in" fo:padding-bottom="0in" fo:border="0.5pt solid #bfbfbf" style:writing-mode="lr-tb"/>
    </style:style>
    <style:style style:name="Table2.B2" style:family="table-cell">
      <style:table-cell-properties fo:padding-left="0.075in" fo:padding-right="0.075in" fo:padding-top="0in" fo:padding-bottom="0in" fo:border="0.5pt solid #bfbfbf" style:writing-mode="lr-tb"/>
    </style:style>
    <style:style style:name="Table2.C2" style:family="table-cell">
      <style:table-cell-properties fo:padding-left="0.075in" fo:padding-right="0.075in" fo:padding-top="0in" fo:padding-bottom="0in" fo:border="0.5pt solid #bfbfbf" style:writing-mode="lr-tb"/>
    </style:style>
    <style:style style:name="Table2.A3" style:family="table-cell">
      <style:table-cell-properties fo:padding-left="0.075in" fo:padding-right="0.075in" fo:padding-top="0in" fo:padding-bottom="0in" fo:border-left="0.5pt solid #bfbfbf" fo:border-right="0.5pt solid #bfbfbf" fo:border-top="none" fo:border-bottom="0.5pt solid #bfbfbf" style:writing-mode="lr-tb"/>
    </style:style>
    <style:style style:name="Table2.B3" style:family="table-cell">
      <style:table-cell-properties fo:padding-left="0.075in" fo:padding-right="0.075in" fo:padding-top="0in" fo:padding-bottom="0in" fo:border-left="0.5pt solid #bfbfbf" fo:border-right="0.5pt solid #bfbfbf" fo:border-top="none" fo:border-bottom="0.5pt solid #bfbfbf" style:writing-mode="lr-tb"/>
    </style:style>
    <style:style style:name="Table2.C3" style:family="table-cell">
      <style:table-cell-properties fo:padding-left="0.075in" fo:padding-right="0.075in" fo:padding-top="0in" fo:padding-bottom="0in" fo:border-left="0.5pt solid #bfbfbf" fo:border-right="0.5pt solid #bfbfbf" fo:border-top="none" fo:border-bottom="0.5pt solid #bfbfbf" style:writing-mode="lr-tb"/>
    </style:style>
    <style:style style:name="Table2.A4" style:family="table-cell">
      <style:table-cell-properties fo:padding-left="0.075in" fo:padding-right="0.075in" fo:padding-top="0in" fo:padding-bottom="0in" fo:border-left="0.5pt solid #bfbfbf" fo:border-right="0.5pt solid #bfbfbf" fo:border-top="none" fo:border-bottom="0.5pt solid #bfbfbf" style:writing-mode="lr-tb"/>
    </style:style>
    <style:style style:name="Table2.B4" style:family="table-cell">
      <style:table-cell-properties fo:padding-left="0.075in" fo:padding-right="0.075in" fo:padding-top="0in" fo:padding-bottom="0in" fo:border-left="0.5pt solid #bfbfbf" fo:border-right="0.5pt solid #bfbfbf" fo:border-top="none" fo:border-bottom="0.5pt solid #bfbfbf" style:writing-mode="lr-tb"/>
    </style:style>
    <style:style style:name="Table2.C4" style:family="table-cell">
      <style:table-cell-properties fo:padding-left="0.075in" fo:padding-right="0.075in" fo:padding-top="0in" fo:padding-bottom="0in" fo:border-left="0.5pt solid #bfbfbf" fo:border-right="0.5pt solid #bfbfbf" fo:border-top="none" fo:border-bottom="0.5pt solid #bfbfbf" style:writing-mode="lr-tb"/>
    </style:style>
    <style:style style:name="Table3" style:family="table">
      <style:table-properties style:width="6.8674in" fo:margin-left="-0.075in" table:align="left"/>
    </style:style>
    <style:style style:name="Table3.A" style:family="table-column">
      <style:table-column-properties style:column-width="3.1264in"/>
    </style:style>
    <style:style style:name="Table3.B" style:family="table-column">
      <style:table-column-properties style:column-width="3.741in"/>
    </style:style>
    <style:style style:name="Table3.A1" style:family="table-cell">
      <style:table-cell-properties fo:background-color="#ddd9c3" fo:padding-left="0.075in" fo:padding-right="0.075in" fo:padding-top="0in" fo:padding-bottom="0in" fo:border="0.5pt solid #bfbfbf" style:writing-mode="lr-tb">
        <style:background-image/>
      </style:table-cell-properties>
    </style:style>
    <style:style style:name="Table3.A2" style:family="table-cell">
      <style:table-cell-properties fo:padding-left="0.075in" fo:padding-right="0.075in" fo:padding-top="0in" fo:padding-bottom="0in" fo:border="0.5pt solid #bfbfbf" style:writing-mode="lr-tb"/>
    </style:style>
    <style:style style:name="Table3.B2" style:family="table-cell">
      <style:table-cell-properties fo:padding-left="0.075in" fo:padding-right="0.075in" fo:padding-top="0in" fo:padding-bottom="0in" fo:border="0.5pt solid #bfbfbf" style:writing-mode="lr-tb"/>
    </style:style>
    <style:style style:name="Table3.A3" style:family="table-cell">
      <style:table-cell-properties fo:padding-left="0.075in" fo:padding-right="0.075in" fo:padding-top="0in" fo:padding-bottom="0in" fo:border="0.5pt solid #bfbfbf" style:writing-mode="lr-tb"/>
    </style:style>
    <style:style style:name="Table3.B3" style:family="table-cell">
      <style:table-cell-properties fo:padding-left="0.075in" fo:padding-right="0.075in" fo:padding-top="0in" fo:padding-bottom="0in" fo:border="0.5pt solid #bfbfbf" style:writing-mode="lr-tb"/>
    </style:style>
    <style:style style:name="Table3.A4" style:family="table-cell">
      <style:table-cell-properties fo:padding-left="0.075in" fo:padding-right="0.075in" fo:padding-top="0in" fo:padding-bottom="0in" fo:border-left="0.5pt solid #bfbfbf" fo:border-right="0.5pt solid #bfbfbf" fo:border-top="none" fo:border-bottom="0.5pt solid #bfbfbf" style:writing-mode="lr-tb"/>
    </style:style>
    <style:style style:name="Table3.B4" style:family="table-cell">
      <style:table-cell-properties fo:padding-left="0.075in" fo:padding-right="0.075in" fo:padding-top="0in" fo:padding-bottom="0in" fo:border-left="0.5pt solid #bfbfbf" fo:border-right="0.5pt solid #bfbfbf" fo:border-top="none" fo:border-bottom="0.5pt solid #bfbfbf" style:writing-mode="lr-tb"/>
    </style:style>
    <style:style style:name="Table3.A5" style:family="table-cell">
      <style:table-cell-properties fo:padding-left="0.075in" fo:padding-right="0.075in" fo:padding-top="0in" fo:padding-bottom="0in" fo:border-left="0.5pt solid #bfbfbf" fo:border-right="0.5pt solid #bfbfbf" fo:border-top="none" fo:border-bottom="0.5pt solid #bfbfbf" style:writing-mode="lr-tb"/>
    </style:style>
    <style:style style:name="Table3.B5" style:family="table-cell">
      <style:table-cell-properties fo:padding-left="0.075in" fo:padding-right="0.075in" fo:padding-top="0in" fo:padding-bottom="0in" fo:border-left="0.5pt solid #bfbfbf" fo:border-right="0.5pt solid #bfbfbf" fo:border-top="none" fo:border-bottom="0.5pt solid #bfbfbf" style:writing-mode="lr-tb"/>
    </style:style>
    <style:style style:name="Table4" style:family="table">
      <style:table-properties style:width="6.8674in" fo:margin-left="-0.075in" table:align="left"/>
    </style:style>
    <style:style style:name="Table4.A" style:family="table-column">
      <style:table-column-properties style:column-width="0.7868in"/>
    </style:style>
    <style:style style:name="Table4.B" style:family="table-column">
      <style:table-column-properties style:column-width="0.9278in"/>
    </style:style>
    <style:style style:name="Table4.C" style:family="table-column">
      <style:table-column-properties style:column-width="1.4104in"/>
    </style:style>
    <style:style style:name="Table4.D" style:family="table-column">
      <style:table-column-properties style:column-width="3.7424in"/>
    </style:style>
    <style:style style:name="Table4.A1" style:family="table-cell">
      <style:table-cell-properties fo:background-color="#ddd9c3" fo:padding-left="0.075in" fo:padding-right="0.075in" fo:padding-top="0in" fo:padding-bottom="0in" fo:border="0.5pt solid #bfbfbf" style:writing-mode="lr-tb">
        <style:background-image/>
      </style:table-cell-properties>
    </style:style>
    <style:style style:name="Table4.A2" style:family="table-cell">
      <style:table-cell-properties fo:padding-left="0.075in" fo:padding-right="0.075in" fo:padding-top="0in" fo:padding-bottom="0in" fo:border="0.5pt solid #bfbfbf" style:writing-mode="lr-tb"/>
    </style:style>
    <style:style style:name="Table4.B2" style:family="table-cell">
      <style:table-cell-properties fo:padding-left="0.075in" fo:padding-right="0.075in" fo:padding-top="0in" fo:padding-bottom="0in" fo:border="0.5pt solid #bfbfbf" style:writing-mode="lr-tb"/>
    </style:style>
    <style:style style:name="Table4.C2" style:family="table-cell">
      <style:table-cell-properties fo:padding-left="0.075in" fo:padding-right="0.075in" fo:padding-top="0in" fo:padding-bottom="0in" fo:border="0.5pt solid #bfbfbf" style:writing-mode="lr-tb"/>
    </style:style>
    <style:style style:name="Table4.D2" style:family="table-cell">
      <style:table-cell-properties fo:padding-left="0.075in" fo:padding-right="0.075in" fo:padding-top="0in" fo:padding-bottom="0in" fo:border="0.5pt solid #bfbfbf" style:writing-mode="lr-tb"/>
    </style:style>
    <style:style style:name="Table4.A3" style:family="table-cell">
      <style:table-cell-properties fo:padding-left="0.075in" fo:padding-right="0.075in" fo:padding-top="0in" fo:padding-bottom="0in" fo:border="0.5pt solid #bfbfbf" style:writing-mode="lr-tb"/>
    </style:style>
    <style:style style:name="Table4.B3" style:family="table-cell">
      <style:table-cell-properties fo:padding-left="0.075in" fo:padding-right="0.075in" fo:padding-top="0in" fo:padding-bottom="0in" fo:border="0.5pt solid #bfbfbf" style:writing-mode="lr-tb"/>
    </style:style>
    <style:style style:name="Table4.C3" style:family="table-cell">
      <style:table-cell-properties fo:padding-left="0.075in" fo:padding-right="0.075in" fo:padding-top="0in" fo:padding-bottom="0in" fo:border="0.5pt solid #bfbfbf" style:writing-mode="lr-tb"/>
    </style:style>
    <style:style style:name="Table4.D3" style:family="table-cell">
      <style:table-cell-properties fo:padding-left="0.075in" fo:padding-right="0.075in" fo:padding-top="0in" fo:padding-bottom="0in" fo:border="0.5pt solid #bfbfbf" style:writing-mode="lr-tb"/>
    </style:style>
    <style:style style:name="Table4.A4" style:family="table-cell">
      <style:table-cell-properties fo:padding-left="0.075in" fo:padding-right="0.075in" fo:padding-top="0in" fo:padding-bottom="0in" fo:border="0.5pt solid #bfbfbf" style:writing-mode="lr-tb"/>
    </style:style>
    <style:style style:name="Table4.B4" style:family="table-cell">
      <style:table-cell-properties fo:padding-left="0.075in" fo:padding-right="0.075in" fo:padding-top="0in" fo:padding-bottom="0in" fo:border="0.5pt solid #bfbfbf" style:writing-mode="lr-tb"/>
    </style:style>
    <style:style style:name="Table4.C4" style:family="table-cell">
      <style:table-cell-properties fo:padding-left="0.075in" fo:padding-right="0.075in" fo:padding-top="0in" fo:padding-bottom="0in" fo:border="0.5pt solid #bfbfbf" style:writing-mode="lr-tb"/>
    </style:style>
    <style:style style:name="Table4.D4" style:family="table-cell">
      <style:table-cell-properties fo:padding-left="0.075in" fo:padding-right="0.075in" fo:padding-top="0in" fo:padding-bottom="0in" fo:border="0.5pt solid #bfbfbf" style:writing-mode="lr-tb"/>
    </style:style>
    <style:style style:name="Table5" style:family="table">
      <style:table-properties style:width="6.8674in" fo:margin-left="-0.075in" table:align="left"/>
    </style:style>
    <style:style style:name="Table5.A" style:family="table-column">
      <style:table-column-properties style:column-width="0.7868in"/>
    </style:style>
    <style:style style:name="Table5.B" style:family="table-column">
      <style:table-column-properties style:column-width="0.9278in"/>
    </style:style>
    <style:style style:name="Table5.C" style:family="table-column">
      <style:table-column-properties style:column-width="1.4104in"/>
    </style:style>
    <style:style style:name="Table5.D" style:family="table-column">
      <style:table-column-properties style:column-width="2.6569in"/>
    </style:style>
    <style:style style:name="Table5.E" style:family="table-column">
      <style:table-column-properties style:column-width="1.0854in"/>
    </style:style>
    <style:style style:name="Table5.A1" style:family="table-cell">
      <style:table-cell-properties style:vertical-align="middle" fo:background-color="#ddd9c3" fo:padding-left="0.075in" fo:padding-right="0.075in" fo:padding-top="0in" fo:padding-bottom="0in" fo:border="0.5pt solid #bfbfbf" style:writing-mode="lr-tb">
        <style:background-image/>
      </style:table-cell-properties>
    </style:style>
    <style:style style:name="Table5.E1" style:family="table-cell">
      <style:table-cell-properties fo:background-color="#ddd9c3" fo:padding-left="0.075in" fo:padding-right="0.075in" fo:padding-top="0in" fo:padding-bottom="0in" fo:border="0.5pt solid #bfbfbf" style:writing-mode="lr-tb">
        <style:background-image/>
      </style:table-cell-properties>
    </style:style>
    <style:style style:name="Table5.A2" style:family="table-cell">
      <style:table-cell-properties fo:padding-left="0.075in" fo:padding-right="0.075in" fo:padding-top="0in" fo:padding-bottom="0in" fo:border="0.5pt solid #bfbfbf" style:writing-mode="lr-tb"/>
    </style:style>
    <style:style style:name="Table5.B2" style:family="table-cell">
      <style:table-cell-properties fo:padding-left="0.075in" fo:padding-right="0.075in" fo:padding-top="0in" fo:padding-bottom="0in" fo:border="0.5pt solid #bfbfbf" style:writing-mode="lr-tb"/>
    </style:style>
    <style:style style:name="Table5.C2" style:family="table-cell">
      <style:table-cell-properties fo:padding-left="0.075in" fo:padding-right="0.075in" fo:padding-top="0in" fo:padding-bottom="0in" fo:border="0.5pt solid #bfbfbf" style:writing-mode="lr-tb"/>
    </style:style>
    <style:style style:name="Table5.D2" style:family="table-cell">
      <style:table-cell-properties fo:padding-left="0.075in" fo:padding-right="0.075in" fo:padding-top="0in" fo:padding-bottom="0in" fo:border="0.5pt solid #bfbfbf" style:writing-mode="lr-tb"/>
    </style:style>
    <style:style style:name="Table5.E2" style:family="table-cell">
      <style:table-cell-properties fo:padding-left="0.075in" fo:padding-right="0.075in" fo:padding-top="0in" fo:padding-bottom="0in" fo:border="0.5pt solid #bfbfbf" style:writing-mode="lr-tb"/>
    </style:style>
    <style:style style:name="Table5.A3" style:family="table-cell">
      <style:table-cell-properties fo:padding-left="0.075in" fo:padding-right="0.075in" fo:padding-top="0in" fo:padding-bottom="0in" fo:border="0.5pt solid #bfbfbf" style:writing-mode="lr-tb"/>
    </style:style>
    <style:style style:name="Table5.B3" style:family="table-cell">
      <style:table-cell-properties fo:padding-left="0.075in" fo:padding-right="0.075in" fo:padding-top="0in" fo:padding-bottom="0in" fo:border="0.5pt solid #bfbfbf" style:writing-mode="lr-tb"/>
    </style:style>
    <style:style style:name="Table5.C3" style:family="table-cell">
      <style:table-cell-properties fo:padding-left="0.075in" fo:padding-right="0.075in" fo:padding-top="0in" fo:padding-bottom="0in" fo:border="0.5pt solid #bfbfbf" style:writing-mode="lr-tb"/>
    </style:style>
    <style:style style:name="Table5.D3" style:family="table-cell">
      <style:table-cell-properties fo:padding-left="0.075in" fo:padding-right="0.075in" fo:padding-top="0in" fo:padding-bottom="0in" fo:border="0.5pt solid #bfbfbf" style:writing-mode="lr-tb"/>
    </style:style>
    <style:style style:name="Table5.E3" style:family="table-cell">
      <style:table-cell-properties fo:padding-left="0.075in" fo:padding-right="0.075in" fo:padding-top="0in" fo:padding-bottom="0in" fo:border="0.5pt solid #bfbfbf" style:writing-mode="lr-tb"/>
    </style:style>
    <style:style style:name="Table5.A4" style:family="table-cell">
      <style:table-cell-properties fo:padding-left="0.075in" fo:padding-right="0.075in" fo:padding-top="0in" fo:padding-bottom="0in" fo:border="0.5pt solid #bfbfbf" style:writing-mode="lr-tb"/>
    </style:style>
    <style:style style:name="Table5.B4" style:family="table-cell">
      <style:table-cell-properties fo:padding-left="0.075in" fo:padding-right="0.075in" fo:padding-top="0in" fo:padding-bottom="0in" fo:border="0.5pt solid #bfbfbf" style:writing-mode="lr-tb"/>
    </style:style>
    <style:style style:name="Table5.C4" style:family="table-cell">
      <style:table-cell-properties fo:padding-left="0.075in" fo:padding-right="0.075in" fo:padding-top="0in" fo:padding-bottom="0in" fo:border="0.5pt solid #bfbfbf" style:writing-mode="lr-tb"/>
    </style:style>
    <style:style style:name="Table5.D4" style:family="table-cell">
      <style:table-cell-properties fo:padding-left="0.075in" fo:padding-right="0.075in" fo:padding-top="0in" fo:padding-bottom="0in" fo:border="0.5pt solid #bfbfbf" style:writing-mode="lr-tb"/>
    </style:style>
    <style:style style:name="Table5.E4" style:family="table-cell">
      <style:table-cell-properties fo:padding-left="0.075in" fo:padding-right="0.075in" fo:padding-top="0in" fo:padding-bottom="0in" fo:border="0.5pt solid #bfbfbf" style:writing-mode="lr-tb"/>
    </style:style>
    <style:style style:name="Table6" style:family="table">
      <style:table-properties style:width="6.8674in" fo:margin-left="-0.075in" table:align="left"/>
    </style:style>
    <style:style style:name="Table6.A" style:family="table-column">
      <style:table-column-properties style:column-width="0.7868in"/>
    </style:style>
    <style:style style:name="Table6.B" style:family="table-column">
      <style:table-column-properties style:column-width="0.9278in"/>
    </style:style>
    <style:style style:name="Table6.C" style:family="table-column">
      <style:table-column-properties style:column-width="1.4104in"/>
    </style:style>
    <style:style style:name="Table6.D" style:family="table-column">
      <style:table-column-properties style:column-width="2.6569in"/>
    </style:style>
    <style:style style:name="Table6.E" style:family="table-column">
      <style:table-column-properties style:column-width="1.0854in"/>
    </style:style>
    <style:style style:name="Table6.A1" style:family="table-cell">
      <style:table-cell-properties fo:background-color="#ddd9c3" fo:padding-left="0.075in" fo:padding-right="0.075in" fo:padding-top="0in" fo:padding-bottom="0in" fo:border="0.5pt solid #bfbfbf" style:writing-mode="lr-tb">
        <style:background-image/>
      </style:table-cell-properties>
    </style:style>
    <style:style style:name="Table6.A2" style:family="table-cell">
      <style:table-cell-properties fo:background-color="#ffffff" fo:padding-left="0.075in" fo:padding-right="0.075in" fo:padding-top="0in" fo:padding-bottom="0in" fo:border="0.5pt solid #bfbfbf" style:writing-mode="lr-tb">
        <style:background-image/>
      </style:table-cell-properties>
    </style:style>
    <style:style style:name="Table7" style:family="table">
      <style:table-properties style:width="6.8674in" fo:margin-left="-0.075in" table:align="left"/>
    </style:style>
    <style:style style:name="Table7.A" style:family="table-column">
      <style:table-column-properties style:column-width="3.1264in"/>
    </style:style>
    <style:style style:name="Table7.B" style:family="table-column">
      <style:table-column-properties style:column-width="3.741in"/>
    </style:style>
    <style:style style:name="Table7.A1" style:family="table-cell">
      <style:table-cell-properties fo:background-color="#ddd9c3" fo:padding-left="0.075in" fo:padding-right="0.075in" fo:padding-top="0in" fo:padding-bottom="0in" fo:border="0.5pt solid #bfbfbf" style:writing-mode="lr-tb">
        <style:background-image/>
      </style:table-cell-properties>
    </style:style>
    <style:style style:name="Table7.A2" style:family="table-cell">
      <style:table-cell-properties fo:padding-left="0.075in" fo:padding-right="0.075in" fo:padding-top="0in" fo:padding-bottom="0in" fo:border="0.5pt solid #bfbfbf" style:writing-mode="lr-tb"/>
    </style:style>
    <style:style style:name="Table7.B2" style:family="table-cell">
      <style:table-cell-properties fo:padding-left="0.075in" fo:padding-right="0.075in" fo:padding-top="0in" fo:padding-bottom="0in" fo:border="0.5pt solid #bfbfbf" style:writing-mode="lr-tb"/>
    </style:style>
    <style:style style:name="P1" style:family="paragraph" style:parent-style-name="Standard">
      <style:paragraph-properties>
        <style:tab-stops>
          <style:tab-stop style:position="6.8909in" style:type="right"/>
        </style:tab-stops>
      </style:paragraph-properties>
    </style:style>
    <style:style style:name="P2" style:family="paragraph" style:parent-style-name="Standard">
      <style:paragraph-properties>
        <style:tab-stops>
          <style:tab-stop style:position="0.7874in"/>
          <style:tab-stop style:position="6.4972in" style:type="right"/>
        </style:tab-stops>
      </style:paragraph-properties>
    </style:style>
    <style:style style:name="P3" style:family="paragraph" style:parent-style-name="Standard">
      <style:paragraph-properties>
        <style:tab-stops>
          <style:tab-stop style:position="3.4453in" style:type="center"/>
        </style:tab-stops>
      </style:paragraph-properties>
    </style:style>
    <style:style style:name="P4" style:family="paragraph" style:parent-style-name="Standard">
      <style:text-properties fo:font-weight="bold" style:font-weight-asian="bold"/>
    </style:style>
    <style:style style:name="P5" style:family="paragraph" style:parent-style-name="Standard">
      <style:text-properties style:font-name="TimesNewRoman" fo:font-size="11pt" style:font-name-asian="TimesNewRoman" style:font-size-asian="11pt" style:font-name-complex="TimesNewRoman" style:font-size-complex="11pt"/>
    </style:style>
    <style:style style:name="P6" style:family="paragraph" style:parent-style-name="Standard">
      <style:text-properties style:font-name-complex="Arial"/>
    </style:style>
    <style:style style:name="P7" style:family="paragraph" style:parent-style-name="Standard">
      <style:text-properties fo:color="#000000"/>
    </style:style>
    <style:style style:name="P8" style:family="paragraph" style:parent-style-name="Heading">
      <style:paragraph-properties fo:break-before="page"/>
    </style:style>
    <style:style style:name="P9" style:family="paragraph" style:parent-style-name="Contents_20_1">
      <style:paragraph-properties>
        <style:tab-stops>
          <style:tab-stop style:position="6.4957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Contents_20_3">
      <style:paragraph-properties>
        <style:tab-stops>
          <style:tab-stop style:position="6.4957in" style:type="right" style:leader-style="dotted" style:leader-text="."/>
        </style:tab-stops>
      </style:paragraph-properties>
    </style:style>
    <style:style style:name="P12" style:family="paragraph" style:parent-style-name="Text_20_body">
      <style:text-properties fo:font-style="normal" style:font-style-asian="normal"/>
    </style:style>
    <style:style style:name="P13" style:family="paragraph" style:parent-style-name="Text_20_body">
      <style:text-properties fo:font-style="normal" style:language-asian="en" style:country-asian="AU" style:font-style-asian="normal"/>
    </style:style>
    <style:style style:name="P14" style:family="paragraph" style:parent-style-name="Text_20_body">
      <style:paragraph-properties fo:margin-left="1in" fo:margin-right="0in" fo:text-indent="0in" style:auto-text-indent="false">
        <style:tab-stops/>
      </style:paragraph-properties>
      <style:text-properties fo:font-style="normal" style:language-asian="en" style:country-asian="AU" style:font-style-asian="normal"/>
    </style:style>
    <style:style style:name="P15" style:family="paragraph" style:parent-style-name="Text_20_body">
      <style:paragraph-properties fo:margin-left="0.25in" fo:margin-right="0in" fo:text-indent="0in" style:auto-text-indent="false">
        <style:tab-stops/>
      </style:paragraph-properties>
      <style:text-properties fo:font-style="normal" style:language-asian="en" style:country-asian="AU" style:font-style-asian="normal"/>
    </style:style>
    <style:style style:name="P16" style:family="paragraph" style:parent-style-name="List_20_Paragraph">
      <style:paragraph-properties fo:margin-left="0in" fo:margin-right="0in" fo:text-indent="0in" style:auto-text-indent="false">
        <style:tab-stops/>
      </style:paragraph-properties>
      <style:text-properties style:font-name-complex="Arial"/>
    </style:style>
    <style:style style:name="P17" style:family="paragraph" style:parent-style-name="List_20_Paragraph">
      <style:paragraph-properties fo:margin-left="0in" fo:margin-right="0in" fo:text-indent="0in" style:auto-text-indent="false">
        <style:tab-stops/>
      </style:paragraph-properties>
    </style:style>
    <style:style style:name="P18" style:family="paragraph" style:parent-style-name="Standard" style:list-style-name="L1">
      <style:text-properties style:font-name-complex="Arial"/>
    </style:style>
    <style:style style:name="P19" style:family="paragraph" style:parent-style-name="Standard">
      <style:text-properties officeooo:paragraph-rsid="000ab1af"/>
    </style:style>
    <style:style style:name="P20" style:family="paragraph" style:parent-style-name="Standard">
      <style:text-properties fo:font-weight="bold" style:font-weight-asian="bold"/>
    </style:style>
    <style:style style:name="P21" style:family="paragraph" style:parent-style-name="Heading" style:master-page-name="MP1">
      <style:paragraph-properties style:page-number="auto" fo:break-before="page"/>
    </style:style>
    <style:style style:name="P22" style:family="paragraph" style:parent-style-name="Text_20_body" style:list-style-name="L3">
      <style:paragraph-properties style:vertical-align="auto"/>
      <style:text-properties fo:font-style="normal" style:language-asian="en" style:country-asian="AU" style:font-style-asian="normal"/>
    </style:style>
    <style:style style:name="P23" style:family="paragraph" style:parent-style-name="Text_20_body" style:list-style-name="L4">
      <style:text-properties fo:font-style="normal" style:language-asian="en" style:country-asian="AU" style:font-style-asian="normal"/>
    </style:style>
    <style:style style:name="P24" style:family="paragraph" style:parent-style-name="Text_20_body" style:list-style-name="L5">
      <style:text-properties fo:font-style="normal" style:language-asian="en" style:country-asian="AU" style:font-style-asian="normal"/>
    </style:style>
    <style:style style:name="P25" style:family="paragraph" style:parent-style-name="Heading_20_1">
      <style:paragraph-properties fo:break-before="page"/>
    </style:style>
    <style:style style:name="P26" style:family="paragraph" style:parent-style-name="Title" style:master-page-name="MPF0">
      <style:paragraph-properties style:page-number="auto" fo:break-before="page"/>
    </style:style>
    <style:style style:name="P27" style:family="paragraph" style:parent-style-name="Instructive_20_Text" style:list-style-name="L2"/>
    <style:style style:name="P28" style:family="paragraph" style:parent-style-name="Instructive_20_Text" style:list-style-name="WWNum44"/>
    <style:style style:name="P29" style:family="paragraph" style:parent-style-name="Instructive_20_Text" style:list-style-name="WWNum46"/>
    <style:style style:name="T1" style:family="text">
      <style:text-properties fo:language="en" fo:country="US"/>
    </style:style>
    <style:style style:name="T2" style:family="text">
      <style:text-properties fo:language="en" fo:country="US" style:font-name-asian="MS Mincho"/>
    </style:style>
    <style:style style:name="T3" style:family="text">
      <style:text-properties fo:font-style="normal" style:font-style-asian="normal"/>
    </style:style>
    <style:style style:name="T4" style:family="text">
      <style:text-properties fo:font-style="normal" style:letter-kerning="false" style:font-style-asian="normal"/>
    </style:style>
    <style:style style:name="T5" style:family="text">
      <style:text-properties fo:color="#000000" fo:font-style="normal" style:text-underline-style="solid" style:text-underline-width="auto" style:text-underline-color="font-color" style:text-underline-mode="continuous" style:text-overline-mode="continuous" style:text-line-through-mode="continuous" style:font-style-asian="normal"/>
    </style:style>
    <style:style style:name="T6" style:family="text">
      <style:text-properties fo:color="#000000" fo:font-style="normal" style:font-style-asian="normal"/>
    </style:style>
    <style:style style:name="T7" style:family="text">
      <style:text-properties style:font-name="Times New Roman" fo:font-size="7pt" style:font-name-asian="Arial" style:font-size-asian="7pt" style:font-size-complex="7pt"/>
    </style:style>
    <style:style style:name="T8" style:family="text">
      <style:text-properties style:font-name-complex="Arial"/>
    </style:style>
    <style:style style:name="T9" style:family="text">
      <style:text-properties fo:font-weight="bold" style:font-weight-asian="bold"/>
    </style:style>
    <style:style style:name="Sect1" style:family="section">
      <style:section-properties style:editable="false">
        <style:columns fo:column-count="1" fo:column-gap="0in"/>
      </style:section-properties>
    </style:style>
    <text:list-style style:name="L1">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st Strategy</text:p>
      <text:p text:style-name="Subject">SysAnatomy</text:p>
      <text:p text:style-name="Standard"/>
      <text:p text:style-name="Standard"/>
      <text:p text:style-name="Standard"/>
      <text:p text:style-name="Doc_20_Details">Author: <text:tab/>Saranya Radhakrishnan, Surya Valluri, Sourav Bhowmik</text:p>
      <text:p text:style-name="Doc_20_Details">Date: <text:tab/>2016/04/03</text:p>
      <text:p text:style-name="Doc_20_Details">Version: <text:tab/>1.0</text:p>
      <text:p text:style-name="P21">Document Control</text:p>
      <text:p text:style-name="P4">Document location</text:p>
      <table:table table:name="Table1" table:style-name="Table1">
        <table:table-column table:style-name="Table1.A"/>
        <table:table-header-rows>
          <table:table-row>
            <table:table-cell table:style-name="Table1.A1" office:value-type="string">
              <text:p text:style-name="Standard">Location</text:p>
            </table:table-cell>
          </table:table-row>
        </table:table-header-rows>
        <table:table-row>
          <table:table-cell table:style-name="Table1.A2" office:value-type="string">
            <text:p text:style-name="P19"><text:s/><text:a xlink:type="simple" xlink:href="https://github.com/rsaranya/Project-SysAnatomy/tree/master/Documents" office:target-frame-name="_top" xlink:show="replace" text:style-name="Internet_20_link" text:visited-style-name="Visited_20_Internet_20_Link">https://github.com/rsaranya/Project-SysAnatomy/</text:a></text:p>
          </table:table-cell>
        </table:table-row>
      </table:table>
      <text:p text:style-name="P4"/>
      <text:p text:style-name="P4">Author</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Standard">Position</text:p>
            </table:table-cell>
            <table:table-cell table:style-name="Table2.A1" office:value-type="string">
              <text:p text:style-name="Standard">Name</text:p>
            </table:table-cell>
            <table:table-cell table:style-name="Table2.A1" office:value-type="string">
              <text:p text:style-name="Standard"><text:s/>CWID</text:p>
            </table:table-cell>
          </table:table-row>
        </table:table-header-rows>
        <table:table-row>
          <table:table-cell table:style-name="Table2.A2" office:value-type="string">
            <text:p text:style-name="Standard">Test Lead</text:p>
          </table:table-cell>
          <table:table-cell table:style-name="Table2.B2" office:value-type="string">
            <text:p text:style-name="Standard">Saranya Radhakrishnan</text:p>
          </table:table-cell>
          <table:table-cell table:style-name="Table2.C2" office:value-type="string">
            <text:p text:style-name="Standard">20062589</text:p>
          </table:table-cell>
        </table:table-row>
        <table:table-row>
          <table:table-cell table:style-name="Table2.A3" office:value-type="string">
            <text:p text:style-name="Standard">QA Tester</text:p>
          </table:table-cell>
          <table:table-cell table:style-name="Table2.B3" office:value-type="string">
            <text:p text:style-name="Standard">Sourav Bhowmik</text:p>
          </table:table-cell>
          <table:table-cell table:style-name="Table2.C3" office:value-type="string">
            <text:p text:style-name="Standard">20061723</text:p>
          </table:table-cell>
        </table:table-row>
        <table:table-row>
          <table:table-cell table:style-name="Table2.A4" office:value-type="string">
            <text:p text:style-name="Standard">QA Tester</text:p>
          </table:table-cell>
          <table:table-cell table:style-name="Table2.B4" office:value-type="string">
            <text:p text:style-name="Standard">Surya Valluri</text:p>
          </table:table-cell>
          <table:table-cell table:style-name="Table2.C4" office:value-type="string">
            <text:p text:style-name="Standard">20062574</text:p>
          </table:table-cell>
        </table:table-row>
      </table:table>
      <text:p text:style-name="Standard"><text:span text:style-name="T9"/></text:p>
      <text:p text:style-name="Standard"><text:span text:style-name="T9">Stakeholders and other contributors</text:span></text:p>
      <table:table table:name="Table3" table:style-name="Table3">
        <table:table-column table:style-name="Table3.A"/>
        <table:table-column table:style-name="Table3.B"/>
        <table:table-header-rows>
          <table:table-row>
            <table:table-cell table:style-name="Table3.A1" office:value-type="string">
              <text:p text:style-name="Standard">Position</text:p>
            </table:table-cell>
            <table:table-cell table:style-name="Table3.A1" office:value-type="string">
              <text:p text:style-name="Standard">Name</text:p>
            </table:table-cell>
          </table:table-row>
        </table:table-header-rows>
        <table:table-row>
          <table:table-cell table:style-name="Table3.A2" office:value-type="string">
            <text:p text:style-name="Standard">Project Sponsor</text:p>
          </table:table-cell>
          <table:table-cell table:style-name="Table3.B2" office:value-type="string">
            <text:p text:style-name="Standard">Anthony Giorgio</text:p>
          </table:table-cell>
        </table:table-row>
        <table:table-row>
          <table:table-cell table:style-name="Table3.A3" office:value-type="string">
            <text:p text:style-name="Standard">Developer</text:p>
          </table:table-cell>
          <table:table-cell table:style-name="Table3.B3" office:value-type="string">
            <text:p text:style-name="Standard">Saranya Radhakrishnan</text:p>
          </table:table-cell>
        </table:table-row>
        <table:table-row>
          <table:table-cell table:style-name="Table3.A4" office:value-type="string">
            <text:p text:style-name="Standard">Developer</text:p>
          </table:table-cell>
          <table:table-cell table:style-name="Table3.B4" office:value-type="string">
            <text:p text:style-name="Standard">Sourav Bhowmik</text:p>
          </table:table-cell>
        </table:table-row>
        <table:table-row>
          <table:table-cell table:style-name="Table3.A5" office:value-type="string">
            <text:p text:style-name="Standard">Developer</text:p>
          </table:table-cell>
          <table:table-cell table:style-name="Table3.B5" office:value-type="string">
            <text:p text:style-name="Standard">Surya Valluri</text:p>
          </table:table-cell>
        </table:table-row>
      </table:table>
      <text:p text:style-name="P4"/>
      <text:p text:style-name="P4">Revision history</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Standard">Version</text:p>
            </table:table-cell>
            <table:table-cell table:style-name="Table4.A1" office:value-type="string">
              <text:p text:style-name="Standard">Issue date</text:p>
            </table:table-cell>
            <table:table-cell table:style-name="Table4.A1" office:value-type="string">
              <text:p text:style-name="Standard">Author/editor</text:p>
            </table:table-cell>
            <table:table-cell table:style-name="Table4.A1" office:value-type="string">
              <text:p text:style-name="Standard">Description/Summary of changes</text:p>
            </table:table-cell>
          </table:table-row>
        </table:table-header-rows>
        <table:table-row>
          <table:table-cell table:style-name="Table4.A2" office:value-type="string">
            <text:p text:style-name="Standard">1</text:p>
          </table:table-cell>
          <table:table-cell table:style-name="Table4.B2" office:value-type="string">
            <text:p text:style-name="Standard">04/03/16</text:p>
          </table:table-cell>
          <table:table-cell table:style-name="Table4.C2" office:value-type="string">
            <text:p text:style-name="Standard">Sourav Bhowmik</text:p>
          </table:table-cell>
          <table:table-cell table:style-name="Table4.D2" office:value-type="string">
            <text:p text:style-name="Standard">First draft</text:p>
          </table:table-cell>
        </table:table-row>
        <table:table-row>
          <table:table-cell table:style-name="Table4.A3" office:value-type="string">
            <text:p text:style-name="Standard">1.1</text:p>
          </table:table-cell>
          <table:table-cell table:style-name="Table4.B3" office:value-type="string">
            <text:p text:style-name="Standard">04/05/16</text:p>
          </table:table-cell>
          <table:table-cell table:style-name="Table4.C3" office:value-type="string">
            <text:p text:style-name="Standard">Surya Valluri &amp; Saranya</text:p>
          </table:table-cell>
          <table:table-cell table:style-name="Table4.D3" office:value-type="string">
            <text:p text:style-name="Standard">Covered few strategies and approaches</text:p>
          </table:table-cell>
        </table:table-row>
        <table:table-row>
          <table:table-cell table:style-name="Table4.A4" office:value-type="string">
            <text:p text:style-name="Standard">1.2</text:p>
          </table:table-cell>
          <table:table-cell table:style-name="Table4.B4" office:value-type="string">
            <text:p text:style-name="Standard">04/07/16</text:p>
          </table:table-cell>
          <table:table-cell table:style-name="Table4.C4" office:value-type="string">
            <text:p text:style-name="Standard">Sourav &amp; Surya</text:p>
          </table:table-cell>
          <table:table-cell table:style-name="Table4.D4" office:value-type="string">
            <text:p text:style-name="Standard">Elaborated draft</text:p>
          </table:table-cell>
        </table:table-row>
      </table:table>
      <text:p text:style-name="P4"/>
      <text:p text:style-name="P4">Reviewed by</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Standard">Version</text:p>
            </table:table-cell>
            <table:table-cell table:style-name="Table5.A1" office:value-type="string">
              <text:p text:style-name="Standard">Issue date</text:p>
            </table:table-cell>
            <table:table-cell table:style-name="Table5.A1" office:value-type="string">
              <text:p text:style-name="Standard">Name</text:p>
            </table:table-cell>
            <table:table-cell table:style-name="Table5.A1" office:value-type="string">
              <text:p text:style-name="Standard">Position</text:p>
            </table:table-cell>
            <table:table-cell table:style-name="Table5.E1" office:value-type="string">
              <text:p text:style-name="Standard">Review date</text:p>
            </table:table-cell>
          </table:table-row>
        </table:table-header-rows>
        <table:table-row>
          <table:table-cell table:style-name="Table5.A2" office:value-type="string">
            <text:p text:style-name="Standard">1</text:p>
          </table:table-cell>
          <table:table-cell table:style-name="Table5.B2" office:value-type="string">
            <text:p text:style-name="Standard">04/03/16</text:p>
          </table:table-cell>
          <table:table-cell table:style-name="Table5.C2" office:value-type="string">
            <text:p text:style-name="Standard"/>
          </table:table-cell>
          <table:table-cell table:style-name="Table5.D2" office:value-type="string">
            <text:p text:style-name="Standard"/>
          </table:table-cell>
          <table:table-cell table:style-name="Table5.E2" office:value-type="string">
            <text:p text:style-name="Standard"/>
          </table:table-cell>
        </table:table-row>
        <table:table-row>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Standard"/>
          </table:table-cell>
          <table:table-cell table:style-name="Table5.D3" office:value-type="string">
            <text:p text:style-name="Standard"/>
          </table:table-cell>
          <table:table-cell table:style-name="Table5.E3" office:value-type="string">
            <text:p text:style-name="Standard"/>
          </table:table-cell>
        </table:table-row>
        <table:table-row>
          <table:table-cell table:style-name="Table5.A4" office:value-type="string">
            <text:p text:style-name="Standard"/>
          </table:table-cell>
          <table:table-cell table:style-name="Table5.B4" office:value-type="string">
            <text:p text:style-name="Standard"/>
          </table:table-cell>
          <table:table-cell table:style-name="Table5.C4" office:value-type="string">
            <text:p text:style-name="Standard"/>
          </table:table-cell>
          <table:table-cell table:style-name="Table5.D4" office:value-type="string">
            <text:p text:style-name="Standard"/>
          </table:table-cell>
          <table:table-cell table:style-name="Table5.E4" office:value-type="string">
            <text:p text:style-name="Standard"/>
          </table:table-cell>
        </table:table-row>
      </table:table>
      <text:p text:style-name="P4">Approvals</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Standard">Version</text:p>
            </table:table-cell>
            <table:table-cell table:style-name="Table6.A1" office:value-type="string">
              <text:p text:style-name="Standard">Issue date</text:p>
            </table:table-cell>
            <table:table-cell table:style-name="Table6.A1" office:value-type="string">
              <text:p text:style-name="Standard">Name</text:p>
            </table:table-cell>
            <table:table-cell table:style-name="Table6.A1" office:value-type="string">
              <text:p text:style-name="Standard">Position</text:p>
            </table:table-cell>
            <table:table-cell table:style-name="Table6.A1" office:value-type="string">
              <text:p text:style-name="Standard">Approval date</text:p>
            </table:table-cell>
          </table:table-row>
        </table:table-header-rows>
        <table:table-row>
          <table:table-cell table:style-name="Table6.A2" office:value-type="string">
            <text:p text:style-name="Standard">1</text:p>
          </table:table-cell>
          <table:table-cell table:style-name="Table6.A2" office:value-type="string">
            <text:p text:style-name="Standard">04/03/16</text:p>
          </table:table-cell>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Standard"/>
          </table:table-cell>
        </table:table-row>
        <table:table-row>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Standard"/>
          </table:table-cell>
        </table:table-row>
      </table:table>
      <text:p text:style-name="P4"/>
      <text:p text:style-name="P4">Related documents</text:p>
      <table:table table:name="Table7" table:style-name="Table7">
        <table:table-column table:style-name="Table7.A"/>
        <table:table-column table:style-name="Table7.B"/>
        <table:table-header-rows>
          <table:table-row>
            <table:table-cell table:style-name="Table7.A1" office:value-type="string">
              <text:p text:style-name="Standard">Document</text:p>
            </table:table-cell>
            <table:table-cell table:style-name="Table7.A1" office:value-type="string">
              <text:p text:style-name="Standard">Location</text:p>
            </table:table-cell>
          </table:table-row>
        </table:table-header-rows>
        <table:table-row>
          <table:table-cell table:style-name="Table7.A2" office:value-type="string">
            <text:p text:style-name="Standard">Design Document</text:p>
          </table:table-cell>
          <table:table-cell table:style-name="Table7.B2" office:value-type="string">
            <text:p text:style-name="Standard"><text:a xlink:type="simple" xlink:href="https://github.com/rsaranya/Project-SysAnatomy/tree/master/Documents" office:target-frame-name="_top" xlink:show="replace" text:style-name="Internet_20_link" text:visited-style-name="Visited_20_Internet_20_Link">https://github.com/rsaranya/Project-</text:a><text:soft-page-break/><text:a xlink:type="simple" xlink:href="https://github.com/rsaranya/Project-SysAnatomy/tree/master/Documents" office:target-frame-name="_top" xlink:show="replace" text:style-name="Internet_20_link" text:visited-style-name="Visited_20_Internet_20_Link">SysAnatomy/tree/master/Documents</text:a></text:p>
            <text:p text:style-name="Standard"/>
          </table:table-cell>
        </table:table-row>
      </table:table>
      <text:p text:style-name="P8"><text:bookmark-start text:name="_Toc165697481"/>Table of Contents</text:p>
      <text:table-of-content text:style-name="Sect1" text:name="_TOC3">
        <text:table-of-content-source text:outline-level="9" text:use-outline-level="false" text:use-index-marks="false" text:use-index-source-styles="tru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9"><text:a xlink:type="simple" xlink:href="#__RefHeading__1937_1619097238" office:target-frame-name="_top" xlink:show="replace" text:style-name="Internet_20_link" text:visited-style-name="Visited_20_Internet_20_Link">1.Introduction<text:tab/>5</text:a></text:p>
          <text:p text:style-name="P10"><text:a xlink:type="simple" xlink:href="#__RefHeading__1939_1619097238" office:target-frame-name="_top" xlink:show="replace" text:style-name="Internet_20_link" text:visited-style-name="Visited_20_Internet_20_Link">1.1.Purpose<text:tab/>5</text:a></text:p>
          <text:p text:style-name="P10"><text:a xlink:type="simple" xlink:href="#__RefHeading__1941_1619097238" office:target-frame-name="_top" xlink:show="replace" text:style-name="Internet_20_link" text:visited-style-name="Visited_20_Internet_20_Link">1.2.Objective<text:tab/>5</text:a></text:p>
          <text:p text:style-name="P10"><text:a xlink:type="simple" xlink:href="#__RefHeading__1943_1619097238" office:target-frame-name="_top" xlink:show="replace" text:style-name="Internet_20_link" text:visited-style-name="Visited_20_Internet_20_Link">1.3.Scope<text:tab/>5</text:a></text:p>
          <text:p text:style-name="P10"><text:a xlink:type="simple" xlink:href="#__RefHeading__1945_1619097238" office:target-frame-name="_top" xlink:show="replace" text:style-name="Internet_20_link" text:visited-style-name="Visited_20_Internet_20_Link">1.4.Underlying Testing Principles<text:tab/>5</text:a></text:p>
          <text:p text:style-name="P9"><text:a xlink:type="simple" xlink:href="#__RefHeading__1947_1619097238" office:target-frame-name="_top" xlink:show="replace" text:style-name="Internet_20_link" text:visited-style-name="Visited_20_Internet_20_Link">2.Test Strategy<text:tab/>5</text:a></text:p>
          <text:p text:style-name="P10"><text:a xlink:type="simple" xlink:href="#__RefHeading__1949_1619097238" office:target-frame-name="_top" xlink:show="replace" text:style-name="Internet_20_link" text:visited-style-name="Visited_20_Internet_20_Link">2.1.Testing Methodology<text:tab/>5</text:a></text:p>
          <text:p text:style-name="P10"><text:a xlink:type="simple" xlink:href="#__RefHeading__1951_1619097238" office:target-frame-name="_top" xlink:show="replace" text:style-name="Internet_20_link" text:visited-style-name="Visited_20_Internet_20_Link">2.2.Develop Test Plans<text:tab/>5</text:a></text:p>
          <text:p text:style-name="P11"><text:a xlink:type="simple" xlink:href="#__RefHeading__1953_1619097238" office:target-frame-name="_top" xlink:show="replace" text:style-name="Internet_20_link" text:visited-style-name="Visited_20_Internet_20_Link">2.2.1.Master Test Plan<text:tab/>5</text:a></text:p>
          <text:p text:style-name="P11"><text:a xlink:type="simple" xlink:href="#__RefHeading__1955_1619097238" office:target-frame-name="_top" xlink:show="replace" text:style-name="Internet_20_link" text:visited-style-name="Visited_20_Internet_20_Link">2.2.2.Detailed Test Plan<text:tab/>6</text:a></text:p>
          <text:p text:style-name="P10"><text:a xlink:type="simple" xlink:href="#__RefHeading__1957_1619097238" office:target-frame-name="_top" xlink:show="replace" text:style-name="Internet_20_link" text:visited-style-name="Visited_20_Internet_20_Link">2.3.Test Design &amp; Preparation<text:tab/>7</text:a></text:p>
          <text:p text:style-name="P10"><text:a xlink:type="simple" xlink:href="#__RefHeading__1959_1619097238" office:target-frame-name="_top" xlink:show="replace" text:style-name="Internet_20_link" text:visited-style-name="Visited_20_Internet_20_Link">2.4.Test Summary Report <text:tab/>7</text:a></text:p>
          <text:p text:style-name="P9"><text:a xlink:type="simple" xlink:href="#__RefHeading__1961_1619097238" office:target-frame-name="_top" xlink:show="replace" text:style-name="Internet_20_link" text:visited-style-name="Visited_20_Internet_20_Link">3.Testing Types<text:tab/>7</text:a></text:p>
          <text:p text:style-name="P10"><text:a xlink:type="simple" xlink:href="#__RefHeading__1963_1619097238" office:target-frame-name="_top" xlink:show="replace" text:style-name="Internet_20_link" text:visited-style-name="Visited_20_Internet_20_Link">3.1.Unit / Component Testing<text:tab/>7</text:a></text:p>
          <text:p text:style-name="P10"><text:a xlink:type="simple" xlink:href="#__RefHeading__1965_1619097238" office:target-frame-name="_top" xlink:show="replace" text:style-name="Internet_20_link" text:visited-style-name="Visited_20_Internet_20_Link">3.2.System Testing <text:tab/>7</text:a></text:p>
          <text:p text:style-name="P10"><text:a xlink:type="simple" xlink:href="#__RefHeading__1967_1619097238" office:target-frame-name="_top" xlink:show="replace" text:style-name="Internet_20_link" text:visited-style-name="Visited_20_Internet_20_Link">3.3.Regression Testing <text:tab/>7</text:a></text:p>
          <text:p text:style-name="P10"><text:a xlink:type="simple" xlink:href="#__RefHeading__1969_1619097238" office:target-frame-name="_top" xlink:show="replace" text:style-name="Internet_20_link" text:visited-style-name="Visited_20_Internet_20_Link">3.4.Integration Testing <text:tab/>7</text:a></text:p>
          <text:p text:style-name="P10"><text:a xlink:type="simple" xlink:href="#__RefHeading__1971_1619097238" office:target-frame-name="_top" xlink:show="replace" text:style-name="Internet_20_link" text:visited-style-name="Visited_20_Internet_20_Link">3.5.End to End Testing of current business processes<text:tab/>8</text:a></text:p>
          <text:p text:style-name="P10"><text:a xlink:type="simple" xlink:href="#__RefHeading__1973_1619097238" office:target-frame-name="_top" xlink:show="replace" text:style-name="Internet_20_link" text:visited-style-name="Visited_20_Internet_20_Link">3.6.Performance Testing<text:tab/>8</text:a></text:p>
          <text:p text:style-name="P10"><text:a xlink:type="simple" xlink:href="#__RefHeading__1975_1619097238" office:target-frame-name="_top" xlink:show="replace" text:style-name="Internet_20_link" text:visited-style-name="Visited_20_Internet_20_Link">3.7.User Acceptance Testing <text:s/><text:tab/>8</text:a></text:p>
          <text:p text:style-name="P9"><text:a xlink:type="simple" xlink:href="#__RefHeading__1977_1619097238" office:target-frame-name="_top" xlink:show="replace" text:style-name="Internet_20_link" text:visited-style-name="Visited_20_Internet_20_Link">4.Testing Approach<text:tab/>8</text:a></text:p>
          <text:p text:style-name="P10"><text:a xlink:type="simple" xlink:href="#__RefHeading__1979_1619097238" office:target-frame-name="_top" xlink:show="replace" text:style-name="Internet_20_link" text:visited-style-name="Visited_20_Internet_20_Link">4.1.Testing Objectives<text:tab/>8</text:a></text:p>
          <text:p text:style-name="P10"><text:a xlink:type="simple" xlink:href="#__RefHeading__1981_1619097238" office:target-frame-name="_top" xlink:show="replace" text:style-name="Internet_20_link" text:visited-style-name="Visited_20_Internet_20_Link">4.2.Testing Framework<text:tab/>8</text:a></text:p>
          <text:p text:style-name="P10"><text:a xlink:type="simple" xlink:href="#__RefHeading__1983_1619097238" office:target-frame-name="_top" xlink:show="replace" text:style-name="Internet_20_link" text:visited-style-name="Visited_20_Internet_20_Link">4.3.Test Execution <text:tab/>8</text:a></text:p>
          <text:p text:style-name="P10"><text:a xlink:type="simple" xlink:href="#__RefHeading__1985_1619097238" office:target-frame-name="_top" xlink:show="replace" text:style-name="Internet_20_link" text:visited-style-name="Visited_20_Internet_20_Link">4.4.Testing Challenges <text:tab/>8</text:a></text:p>
          <text:p text:style-name="P9"><text:a xlink:type="simple" xlink:href="#__RefHeading__1987_1619097238" office:target-frame-name="_top" xlink:show="replace" text:style-name="Internet_20_link" text:visited-style-name="Visited_20_Internet_20_Link">5.Automated Testing Tools <text:tab/>8</text:a></text:p>
          <text:p text:style-name="P10"><text:a xlink:type="simple" xlink:href="#__RefHeading__1989_1619097238" office:target-frame-name="_top" xlink:show="replace" text:style-name="Internet_20_link" text:visited-style-name="Visited_20_Internet_20_Link">5.1.Test Management<text:tab/>9</text:a></text:p>
          <text:p text:style-name="P11"><text:a xlink:type="simple" xlink:href="#__RefHeading__1991_1619097238" office:target-frame-name="_top" xlink:show="replace" text:style-name="Internet_20_link" text:visited-style-name="Visited_20_Internet_20_Link">5.1.1.Test Management Tool <text:tab/>9</text:a></text:p>
          <text:p text:style-name="P11"><text:a xlink:type="simple" xlink:href="#__RefHeading__1993_1619097238" office:target-frame-name="_top" xlink:show="replace" text:style-name="Internet_20_link" text:visited-style-name="Visited_20_Internet_20_Link">5.1.2.Defect Management Tool<text:tab/>9</text:a></text:p>
          <text:p text:style-name="P10"><text:a xlink:type="simple" xlink:href="#__RefHeading__1995_1619097238" office:target-frame-name="_top" xlink:show="replace" text:style-name="Internet_20_link" text:visited-style-name="Visited_20_Internet_20_Link">5.2.Test Automation Tools<text:tab/>9</text:a></text:p>
          <text:p text:style-name="P11"><text:a xlink:type="simple" xlink:href="#__RefHeading__1997_1619097238" office:target-frame-name="_top" xlink:show="replace" text:style-name="Internet_20_link" text:visited-style-name="Visited_20_Internet_20_Link">5.2.1.Test Automation Tool<text:tab/>9</text:a></text:p>
          <text:p text:style-name="P11"><text:a xlink:type="simple" xlink:href="#__RefHeading__1999_1619097238" office:target-frame-name="_top" xlink:show="replace" text:style-name="Internet_20_link" text:visited-style-name="Visited_20_Internet_20_Link">5.2.2.Performance Testing Tool<text:tab/>9</text:a></text:p>
          <text:p text:style-name="P10"><text:a xlink:type="simple" xlink:href="#__RefHeading__2001_1619097238" office:target-frame-name="_top" xlink:show="replace" text:style-name="Internet_20_link" text:visited-style-name="Visited_20_Internet_20_Link">5.3.Licensing and Installation<text:tab/>9</text:a></text:p>
          <text:p text:style-name="P9"><text:a xlink:type="simple" xlink:href="#__RefHeading__2003_1619097238" office:target-frame-name="_top" xlink:show="replace" text:style-name="Internet_20_link" text:visited-style-name="Visited_20_Internet_20_Link">6.Test Environment Strategy<text:tab/>9</text:a></text:p>
          <text:p text:style-name="P10"><text:a xlink:type="simple" xlink:href="#__RefHeading__2005_1619097238" office:target-frame-name="_top" xlink:show="replace" text:style-name="Internet_20_link" text:visited-style-name="Visited_20_Internet_20_Link">6.1.Testing Environments Provisioning Request Process<text:tab/>9</text:a></text:p>
          <text:p text:style-name="P11"><text:a xlink:type="simple" xlink:href="#__RefHeading__2007_1619097238" office:target-frame-name="_top" xlink:show="replace" text:style-name="Internet_20_link" text:visited-style-name="Visited_20_Internet_20_Link">6.1.1.Test Lab – Testing<text:tab/>9</text:a></text:p>
          <text:p text:style-name="P11"><text:a xlink:type="simple" xlink:href="#__RefHeading__2009_1619097238" office:target-frame-name="_top" xlink:show="replace" text:style-name="Internet_20_link" text:visited-style-name="Visited_20_Internet_20_Link">6.1.2.Test Environment Management<text:tab/>9</text:a></text:p>
          <text:p text:style-name="P9"><text:a xlink:type="simple" xlink:href="#__RefHeading__2011_1619097238" office:target-frame-name="_top" xlink:show="replace" text:style-name="Internet_20_link" text:visited-style-name="Visited_20_Internet_20_Link">7.Test Data Strategy<text:tab/>9</text:a></text:p>
          <text:p text:style-name="P10"><text:soft-page-break/><text:a xlink:type="simple" xlink:href="#__RefHeading__2013_1619097238" office:target-frame-name="_top" xlink:show="replace" text:style-name="Internet_20_link" text:visited-style-name="Visited_20_Internet_20_Link">7.1.Test Data Strategy Objectives<text:tab/>9</text:a></text:p>
          <text:p text:style-name="P10"><text:a xlink:type="simple" xlink:href="#__RefHeading__2015_1619097238" office:target-frame-name="_top" xlink:show="replace" text:style-name="Internet_20_link" text:visited-style-name="Visited_20_Internet_20_Link">7.2.Types of Test Data<text:tab/>10</text:a></text:p>
          <text:p text:style-name="P10"><text:a xlink:type="simple" xlink:href="#__RefHeading__2017_1619097238" office:target-frame-name="_top" xlink:show="replace" text:style-name="Internet_20_link" text:visited-style-name="Visited_20_Internet_20_Link">7.3.Test Data Sources<text:tab/>10</text:a></text:p>
          <text:p text:style-name="P10"><text:a xlink:type="simple" xlink:href="#__RefHeading__2019_1619097238" office:target-frame-name="_top" xlink:show="replace" text:style-name="Internet_20_link" text:visited-style-name="Visited_20_Internet_20_Link">7.4.Environment Test Data Mapping<text:tab/>10</text:a></text:p>
          <text:p text:style-name="P10"><text:a xlink:type="simple" xlink:href="#__RefHeading__2021_1619097238" office:target-frame-name="_top" xlink:show="replace" text:style-name="Internet_20_link" text:visited-style-name="Visited_20_Internet_20_Link">7.5.Test Data Management <text:tab/>10</text:a></text:p>
          <text:p text:style-name="P10"><text:a xlink:type="simple" xlink:href="#__RefHeading__2023_1619097238" office:target-frame-name="_top" xlink:show="replace" text:style-name="Internet_20_link" text:visited-style-name="Visited_20_Internet_20_Link">7.6.Test Data Provisioning Request Process<text:tab/>10</text:a></text:p>
          <text:p text:style-name="P11"><text:a xlink:type="simple" xlink:href="#__RefHeading__2025_1619097238" office:target-frame-name="_top" xlink:show="replace" text:style-name="Internet_20_link" text:visited-style-name="Visited_20_Internet_20_Link">7.6.1.Applicability<text:tab/>10</text:a></text:p>
          <text:p text:style-name="P11"><text:a xlink:type="simple" xlink:href="#__RefHeading__2027_1619097238" office:target-frame-name="_top" xlink:show="replace" text:style-name="Internet_20_link" text:visited-style-name="Visited_20_Internet_20_Link">7.6.2. Provisioning Process<text:tab/>10</text:a></text:p>
          <text:p text:style-name="P11"><text:a xlink:type="simple" xlink:href="#__RefHeading__2029_1619097238" office:target-frame-name="_top" xlink:show="replace" text:style-name="Internet_20_link" text:visited-style-name="Visited_20_Internet_20_Link">7.6.3.Backup and Restore Test Data<text:tab/>10</text:a></text:p>
          <text:p text:style-name="P9"><text:a xlink:type="simple" xlink:href="#__RefHeading__2031_1619097238" office:target-frame-name="_top" xlink:show="replace" text:style-name="Internet_20_link" text:visited-style-name="Visited_20_Internet_20_Link">8.Testing Controls &amp; Procedures<text:tab/>10</text:a></text:p>
          <text:p text:style-name="P10"><text:a xlink:type="simple" xlink:href="#__RefHeading__2033_1619097238" office:target-frame-name="_top" xlink:show="replace" text:style-name="Internet_20_link" text:visited-style-name="Visited_20_Internet_20_Link">8.1.Testing Success Criteria<text:tab/>10</text:a></text:p>
          <text:p text:style-name="P10"><text:a xlink:type="simple" xlink:href="#__RefHeading__2035_1619097238" office:target-frame-name="_top" xlink:show="replace" text:style-name="Internet_20_link" text:visited-style-name="Visited_20_Internet_20_Link">8.2.Defect Management<text:tab/>10</text:a></text:p>
          <text:p text:style-name="P11"><text:a xlink:type="simple" xlink:href="#__RefHeading__2037_1619097238" office:target-frame-name="_top" xlink:show="replace" text:style-name="Internet_20_link" text:visited-style-name="Visited_20_Internet_20_Link">8.2.1.Defect Management Severity Definitions <text:tab/>10</text:a></text:p>
          <text:p text:style-name="P11"><text:a xlink:type="simple" xlink:href="#__RefHeading__2039_1619097238" office:target-frame-name="_top" xlink:show="replace" text:style-name="Internet_20_link" text:visited-style-name="Visited_20_Internet_20_Link">8.2.2.Priority Code Definitions<text:tab/>11</text:a></text:p>
          <text:p text:style-name="P11"><text:a xlink:type="simple" xlink:href="#__RefHeading__2041_1619097238" office:target-frame-name="_top" xlink:show="replace" text:style-name="Internet_20_link" text:visited-style-name="Visited_20_Internet_20_Link">8.2.3. Defect Management of Testing Completion<text:tab/>11</text:a></text:p>
          <text:p text:style-name="P10"><text:a xlink:type="simple" xlink:href="#__RefHeading__2043_1619097238" office:target-frame-name="_top" xlink:show="replace" text:style-name="Internet_20_link" text:visited-style-name="Visited_20_Internet_20_Link">8.3.Issues Management<text:tab/>11</text:a></text:p>
          <text:p text:style-name="P10"><text:a xlink:type="simple" xlink:href="#__RefHeading__2045_1619097238" office:target-frame-name="_top" xlink:show="replace" text:style-name="Internet_20_link" text:visited-style-name="Visited_20_Internet_20_Link">8.4.Risks Management<text:tab/>11</text:a></text:p>
          <text:p text:style-name="P10"><text:a xlink:type="simple" xlink:href="#__RefHeading__2047_1619097238" office:target-frame-name="_top" xlink:show="replace" text:style-name="Internet_20_link" text:visited-style-name="Visited_20_Internet_20_Link">8.5.Issue and Risk Escalation and Governance<text:tab/>11</text:a></text:p>
          <text:p text:style-name="P10"><text:a xlink:type="simple" xlink:href="#__RefHeading__2049_1619097238" office:target-frame-name="_top" xlink:show="replace" text:style-name="Internet_20_link" text:visited-style-name="Visited_20_Internet_20_Link">8.6.Progress Reporting<text:tab/>11</text:a></text:p>
          <text:p text:style-name="P10"><text:a xlink:type="simple" xlink:href="#__RefHeading__2051_1619097238" office:target-frame-name="_top" xlink:show="replace" text:style-name="Internet_20_link" text:visited-style-name="Visited_20_Internet_20_Link">8.7.Entry Criteria Risk Assessment<text:tab/>11</text:a></text:p>
          <text:p text:style-name="P10"><text:a xlink:type="simple" xlink:href="#__RefHeading__2053_1619097238" office:target-frame-name="_top" xlink:show="replace" text:style-name="Internet_20_link" text:visited-style-name="Visited_20_Internet_20_Link">8.8.Exit Criteria Risks Assessment<text:tab/>11</text:a></text:p>
          <text:p text:style-name="P10"><text:a xlink:type="simple" xlink:href="#__RefHeading__2055_1619097238" office:target-frame-name="_top" xlink:show="replace" text:style-name="Internet_20_link" text:visited-style-name="Visited_20_Internet_20_Link">8.9.Testing Requirements Traceability<text:tab/>11</text:a></text:p>
          <text:p text:style-name="P10"><text:a xlink:type="simple" xlink:href="#__RefHeading__2057_1619097238" office:target-frame-name="_top" xlink:show="replace" text:style-name="Internet_20_link" text:visited-style-name="Visited_20_Internet_20_Link">8.10.Test Coverage Analysis<text:tab/>11</text:a></text:p>
          <text:p text:style-name="P10"><text:a xlink:type="simple" xlink:href="#__RefHeading__2059_1619097238" office:target-frame-name="_top" xlink:show="replace" text:style-name="Internet_20_link" text:visited-style-name="Visited_20_Internet_20_Link">8.11.Exception Justification<text:tab/>11</text:a></text:p>
          <text:p text:style-name="P9"><text:a xlink:type="simple" xlink:href="#__RefHeading__2061_1619097238" office:target-frame-name="_top" xlink:show="replace" text:style-name="Internet_20_link" text:visited-style-name="Visited_20_Internet_20_Link">9.Key Roles, Accountabilities and Responsibilities<text:tab/>12</text:a></text:p>
          <text:p text:style-name="P10"><text:a xlink:type="simple" xlink:href="#__RefHeading__2063_1619097238" office:target-frame-name="_top" xlink:show="replace" text:style-name="Internet_20_link" text:visited-style-name="Visited_20_Internet_20_Link">9.1.Proposed Test Team Structure<text:tab/>12</text:a></text:p>
          <text:p text:style-name="P9"><text:a xlink:type="simple" xlink:href="#__RefHeading__2065_1619097238" office:target-frame-name="_top" xlink:show="replace" text:style-name="Internet_20_link" text:visited-style-name="Visited_20_Internet_20_Link">10.Staffing and Training Needs <text:tab/>12</text:a></text:p>
          <text:p text:style-name="P9"><text:a xlink:type="simple" xlink:href="#__RefHeading__2067_1619097238" office:target-frame-name="_top" xlink:show="replace" text:style-name="Internet_20_link" text:visited-style-name="Visited_20_Internet_20_Link">11.Milestones and Schedule<text:tab/>12</text:a></text:p>
          <text:p text:style-name="P10"><text:a xlink:type="simple" xlink:href="#__RefHeading__2069_1619097238" office:target-frame-name="_top" xlink:show="replace" text:style-name="Internet_20_link" text:visited-style-name="Visited_20_Internet_20_Link">11.1. High Level Schedule for Testing<text:tab/>12</text:a></text:p>
          <text:p text:style-name="P9"><text:a xlink:type="simple" xlink:href="#__RefHeading__2071_1619097238" office:target-frame-name="_top" xlink:show="replace" text:style-name="Internet_20_link" text:visited-style-name="Visited_20_Internet_20_Link">12.Risks and Contingencies <text:tab/>12</text:a></text:p>
          <text:p text:style-name="P9"><text:a xlink:type="simple" xlink:href="#__RefHeading__2073_1619097238" office:target-frame-name="_top" xlink:show="replace" text:style-name="Internet_20_link" text:visited-style-name="Visited_20_Internet_20_Link">13.Definitions and Terms<text:tab/>12</text:a></text:p>
        </text:index-body>
      </text:table-of-content>
      <text:p text:style-name="Standard"><text:bookmark-end text:name="_Toc165697481"/><text:a xlink:type="simple" xlink:href="#_Toc345448257" office:target-frame-name="_top" xlink:show="replace" text:style-name="Internet_20_link" text:visited-style-name="Visited_20_Internet_20_Link"/></text:p>
      <text:p text:style-name="Standard"><text:bookmark text:name="_Toc135726369"/></text:p>
      <text:h text:style-name="P25" text:outline-level="1"><text:bookmark-start text:name="__RefHeading__1937_1619097238"/><text:bookmark-start text:name="_Toc345448257"/><text:bookmark-start text:name="_Toc165425368"/><text:bookmark-start text:name="_Toc165367786"/>Introduction<text:bookmark-end text:name="__RefHeading__1937_1619097238"/><text:bookmark-end text:name="_Toc345448257"/><text:bookmark-end text:name="_Toc165425368"/><text:bookmark-end text:name="_Toc165367786"/></text:h>
      <text:p text:style-name="P5">This is the Test Approach Document for the project SysAnatomy. <text:s/>It contains high level test strategy for the project. The test effort will be prioritised and carried out depending on the priorities of the project which are defined in the Project Deign Document. This is a living document that may be edited as the project moves forward. The Project Sponsor shall review and approve the final version of this document.</text:p>
      <text:p text:style-name="Standard"/>
      <text:h text:style-name="Heading_20_2" text:outline-level="2"><text:bookmark-start text:name="__RefHeading__1939_1619097238"/><text:bookmark-start text:name="_Toc345448258"/><text:bookmark-start text:name="_Toc165425369"/><text:bookmark-start text:name="_Toc165367787"/>Purpose<text:bookmark-end text:name="__RefHeading__1939_1619097238"/><text:bookmark-end text:name="_Toc345448258"/><text:bookmark-end text:name="_Toc165425369"/><text:bookmark-end text:name="_Toc165367787"/></text:h>
      <text:p text:style-name="P5">This document is meant to be completed and used by the project test team to record and guide how testing will be managed and carried forward for this project. The team's target is to develop a shared understanding of the overall approach, test and timings of test activities. This will give us a clear view of how to evaluate the system.</text:p>
      <text:p text:style-name="Standard"/>
      <text:h text:style-name="Heading_20_2" text:outline-level="2"><text:bookmark-start text:name="__RefHeading__1941_1619097238"/><text:bookmark-start text:name="_Toc345448259"/><text:bookmark-start text:name="_Toc165425370"/><text:bookmark-start text:name="_Toc165367788"/>Objective<text:bookmark-end text:name="__RefHeading__1941_1619097238"/><text:bookmark-end text:name="_Toc345448259"/><text:bookmark-end text:name="_Toc165425370"/><text:bookmark-end text:name="_Toc165367788"/></text:h>
      <text:p text:style-name="Standard">The objectives of this document are to clearly specify the testing procedures that would be used. We aim to achieve high quality and shorter lead times with minimum overhead, frequent deliveries and close teamwork in the team.</text:p>
      <text:p text:style-name="Standard"/>
      <text:h text:style-name="Heading_20_2" text:outline-level="2"><text:bookmark-start text:name="__RefHeading__1943_1619097238"/><text:bookmark-start text:name="_Toc345448260"/><text:bookmark-start text:name="_Toc165425371"/><text:bookmark-start text:name="_Toc165367789"/>Scope<text:bookmark-end text:name="__RefHeading__1943_1619097238"/><text:bookmark-end text:name="_Toc345448260"/><text:bookmark-end text:name="_Toc165425371"/><text:bookmark-end text:name="_Toc165367789"/></text:h>
      <text:p text:style-name="Standard">The scope of the project will consist of:</text:p>
      <text:list xml:id="list1794436485753822993" text:style-name="L1">
        <text:list-item>
          <text:p text:style-name="P18">Unit Testing</text:p>
        </text:list-item>
        <text:list-item>
          <text:p text:style-name="P18">Code analysis(static and dynamic)</text:p>
        </text:list-item>
        <text:list-item>
          <text:p text:style-name="P18">System Testing</text:p>
        </text:list-item>
        <text:list-item>
          <text:p text:style-name="P18">Environment testing</text:p>
        </text:list-item>
        <text:list-item>
          <text:p text:style-name="P18">Performance and availability testing</text:p>
        </text:list-item>
        <text:list-item>
          <text:p text:style-name="P18">Regression testing</text:p>
        </text:list-item>
        <text:list-item>
          <text:p text:style-name="P18">Acceptance testing</text:p>
        </text:list-item>
      </text:list>
      <text:p text:style-name="Text_20_body"/>
      <text:h text:style-name="Heading_20_2" text:outline-level="2"><text:bookmark-start text:name="__RefHeading__1945_1619097238"/><text:bookmark-start text:name="_Toc345448261"/><text:bookmark-start text:name="_Toc165425372"/><text:bookmark-start text:name="_Toc165367790"/>Underlying Testing Principles<text:bookmark-end text:name="__RefHeading__1945_1619097238"/><text:bookmark-end text:name="_Toc345448261"/><text:bookmark-end text:name="_Toc165425372"/><text:bookmark-end text:name="_Toc165367790"/></text:h>
      <text:p text:style-name="Standard">The following testing principles will be adopted:</text:p>
      <text:p text:style-name="P6">&lt;text here&gt;</text:p>
      <text:p text:style-name="Standard"/>
      <text:h text:style-name="Heading_20_1" text:outline-level="1"><text:bookmark-start text:name="__RefHeading__1947_1619097238"/><text:bookmark-start text:name="_Toc345448262"/><text:bookmark-start text:name="_Toc165425373"/><text:bookmark-start text:name="_Toc165367791"/>Test Strategy<text:bookmark-end text:name="__RefHeading__1947_1619097238"/><text:bookmark-end text:name="_Toc345448262"/><text:bookmark-end text:name="_Toc165425373"/><text:bookmark-end text:name="_Toc165367791"/></text:h>
      <text:h text:style-name="Heading_20_2" text:outline-level="2"><text:bookmark-start text:name="__RefHeading__1949_1619097238"/><text:bookmark-start text:name="_Toc345448263"/><text:bookmark-start text:name="_Toc165425374"/><text:bookmark-start text:name="_Toc165367792"/>Testing Methodology<text:bookmark-end text:name="__RefHeading__1949_1619097238"/><text:bookmark-end text:name="_Toc345448263"/><text:bookmark-end text:name="_Toc165425374"/><text:bookmark-end text:name="_Toc165367792"/></text:h>
      <text:p text:style-name="P12"/>
      <text:list xml:id="list8659021203071253701" text:style-name="L2">
        <text:list-item>
          <text:p text:style-name="P27"><text:span text:style-name="Default_20_Paragraph_20_Font"><text:span text:style-name="T3">.</text:span></text:span><text:span text:style-name="Default_20_Paragraph_20_Font"><text:span text:style-name="T5">Specification based / Black box testing</text:span></text:span><text:span text:style-name="Default_20_Paragraph_20_Font"><text:span text:style-name="T6">: <text:s/>This will include Boundary value analysis, State Transitions and Use case testing.</text:span></text:span></text:p>
        </text:list-item>
        <text:list-item>
          <text:p text:style-name="P27"><text:span text:style-name="Default_20_Paragraph_20_Font"><text:span text:style-name="T6"><text:s/></text:span></text:span><text:span text:style-name="Default_20_Paragraph_20_Font"><text:span text:style-name="T5">Structure based / white box testing</text:span></text:span><text:span text:style-name="Default_20_Paragraph_20_Font"><text:span text:style-name="T6">: This involves Statement coverage, Decision coverage, Condition coverage and Multi condition coverage.</text:span></text:span></text:p>
        </text:list-item>
        <text:list-item>
          <text:p text:style-name="P27"><text:soft-page-break/><text:span text:style-name="Default_20_Paragraph_20_Font"><text:span text:style-name="T5">Experience based techniques</text:span></text:span><text:span text:style-name="Default_20_Paragraph_20_Font"><text:span text:style-name="T6">: consists of Exploratory testing and Error guessing.</text:span></text:span></text:p>
        </text:list-item>
      </text:list>
      <text:p text:style-name="P7"/>
      <text:h text:style-name="Heading_20_2" text:outline-level="2"><text:bookmark-start text:name="__RefHeading__1951_1619097238"/><text:bookmark-start text:name="_Toc345448264"/><text:bookmark-start text:name="_Toc165425375"/><text:bookmark-start text:name="_Toc165367793"/><text:bookmark-start text:name="_Toc160599572"/>Develop Test Plans<text:bookmark-end text:name="__RefHeading__1951_1619097238"/><text:bookmark-end text:name="_Toc345448264"/><text:bookmark-end text:name="_Toc165425375"/><text:bookmark-end text:name="_Toc165367793"/><text:bookmark-end text:name="_Toc160599572"/></text:h>
      <text:p text:style-name="Instructive_20_Text">Test plans are developed to describe and justify the test strategy in relation to technical requirements and risk. The test plan brings visibility on the test design and execution based on the defined strategy.</text:p>
      <text:p text:style-name="Instructive_20_Text">The main purpose of a test plan is to:</text:p>
      <text:list xml:id="list8387188038729590034" text:style-name="WWNum44">
        <text:list-item>
          <text:p text:style-name="P28">Highlight the test conditions/scenarios and the test cases</text:p>
        </text:list-item>
        <text:list-item>
          <text:p text:style-name="P28">Identify special requirements or entry criteria that must be met in order for the test project to proceed, as well as exit or process for determining when to stop testing</text:p>
        </text:list-item>
        <text:list-item>
          <text:p text:style-name="P28">Support initiation and organisation of test project, including preparations, staffing, responsibilities, facility acquisition, task planning and scheduling</text:p>
        </text:list-item>
        <text:list-item>
          <text:p text:style-name="P28">Support daily management and evaluation of the test project</text:p>
        </text:list-item>
        <text:list-item>
          <text:p text:style-name="P28">Identify and manage any risks or issues that may impact the project</text:p>
        </text:list-item>
        <text:list-item>
          <text:p text:style-name="P28">Specify the deliverables of the test project and the delivery process</text:p>
        </text:list-item>
        <text:list-item>
          <text:p text:style-name="P28">Include a Test Objective Matrix to control and manage any changes during the test project</text:p>
        </text:list-item>
      </text:list>
      <text:p text:style-name="P6">&lt;text here&gt;</text:p>
      <text:p text:style-name="Standard"/>
      <text:h text:style-name="Heading_20_3" text:outline-level="3"><text:bookmark-start text:name="__RefHeading__1953_1619097238"/><text:bookmark-start text:name="_Toc345448265"/><text:bookmark-start text:name="_Toc165425376"/><text:bookmark-start text:name="_Toc165367794"/><text:bookmark-start text:name="_Toc160599573"/>Master Test Plan<text:bookmark-end text:name="__RefHeading__1953_1619097238"/><text:bookmark-end text:name="_Toc345448265"/><text:bookmark-end text:name="_Toc165425376"/><text:bookmark-end text:name="_Toc165367794"/><text:bookmark-end text:name="_Toc160599573"/></text:h>
      <text:p text:style-name="P13">The purpose of master test plan is to identify the testing plans for each release of the application. As the product being developed in stages, every module deployed will be tested. The following content must be included in the plan:</text:p>
      <text:list xml:id="list6559736634726581041" text:style-name="L3">
        <text:list-item>
          <text:p text:style-name="P22">Testing approach for every release: Based on the delivery and the module the approach of testing varies. For initial releases testing will be mainly focused on components functionality. In later cycles the focus will be mainly on does this add to the final outcome and how its performance can be enhanced. Once all individual components are tested thoroughly then integration testing and performance testing. </text:p>
        </text:list-item>
        <text:list-item>
          <text:p text:style-name="P22">Even though all these cycles of development and testing are carried out, the underlying rule is to perform regression testing and make sure the system is working fine.</text:p>
        </text:list-item>
      </text:list>
      <text:p text:style-name="Text_20_body"><text:span text:style-name="Default_20_Paragraph_20_Font"><text:span text:style-name="T4">While performing every phase of testing two key points to be focused are dependencies and risks. As we will be testing the entire system, dependency of one component with another plays a key role. At times few changes will be made at the risk of something working well and all such will be properly evaluated to make sure that dependency and risk management are efficient in the project.</text:span></text:span></text:p>
      <text:p text:style-name="P14"/>
      <text:p text:style-name="Instructive_20_Text">The purpose of an MTP is to identify testing to be conducted for those Releases following System Test.</text:p>
      <text:p text:style-name="Instructive_20_Text">The responsibility for the MTP’s resides within the deliverables of the Test Managers and their Leads.</text:p>
      <text:p text:style-name="Instructive_20_Text">The following content must be included:</text:p>
      <text:list xml:id="list181455452037913" text:style-name="WWNum44">
        <text:list-item>
          <text:p text:style-name="P28">Testing to be conducted; i.e. Test Releases &amp; Regression Test Approach</text:p>
        </text:list-item>
        <text:list-item>
          <text:p text:style-name="P28">Test Type Coverage Matrix</text:p>
        </text:list-item>
        <text:list-item>
          <text:p text:style-name="P28">Milestone Sche<text:tab/></text:p>
        </text:list-item>
        <text:list-item>
          <text:p text:style-name="P28">dule</text:p>
        </text:list-item>
        <text:list-item>
          <text:p text:style-name="P28">Work Plan, Resources &amp; Dependencies, High Level Estimates</text:p>
        </text:list-item>
        <text:list-item>
          <text:p text:style-name="P28">Test Approach</text:p>
        </text:list-item>
        <text:list-item>
          <text:p text:style-name="P28">Roles and Responsibilities</text:p>
        </text:list-item>
        <text:list-item>
          <text:p text:style-name="P28"><text:soft-page-break/>Test Evidence Policy</text:p>
        </text:list-item>
        <text:list-item>
          <text:p text:style-name="P28">Measurements and Metrics</text:p>
        </text:list-item>
        <text:list-item>
          <text:p text:style-name="P28">Progress Reporting</text:p>
        </text:list-item>
        <text:list-item>
          <text:p text:style-name="P28">Co-Dependency Management</text:p>
        </text:list-item>
        <text:list-item>
          <text:p text:style-name="P28">Alignment Management</text:p>
        </text:list-item>
        <text:list-item>
          <text:p text:style-name="P28">Environment Requirements</text:p>
        </text:list-item>
        <text:list-item>
          <text:p text:style-name="P28">Defect Management Process</text:p>
        </text:list-item>
        <text:list-item>
          <text:p text:style-name="P28">Handover Strategy</text:p>
        </text:list-item>
        <text:list-item>
          <text:p text:style-name="P28">Data Collection</text:p>
        </text:list-item>
        <text:list-item>
          <text:p text:style-name="P28">Entry and Exit Criteria Risk Assessment processes</text:p>
        </text:list-item>
        <text:list-item>
          <text:p text:style-name="P28">Training Requirements</text:p>
        </text:list-item>
        <text:list-item>
          <text:p text:style-name="P28">Project Risks</text:p>
        </text:list-item>
        <text:list-item>
          <text:p text:style-name="P28">Deliverables</text:p>
        </text:list-item>
      </text:list>
      <text:p text:style-name="P6">&lt;text here&gt;</text:p>
      <text:p text:style-name="Standard"/>
      <text:h text:style-name="Heading_20_3" text:outline-level="3"><text:bookmark-start text:name="__RefHeading__1955_1619097238"/><text:bookmark-start text:name="_Toc345448266"/><text:bookmark-start text:name="_Toc165425377"/><text:bookmark-start text:name="_Toc165367795"/><text:bookmark-start text:name="_Toc160599574"/>Detailed Test Plan<text:bookmark-end text:name="_Toc345448266"/><text:bookmark-end text:name="_Toc165425377"/><text:bookmark-end text:name="_Toc165367795"/><text:bookmark-end text:name="_Toc160599574"/><text:tab/><text:bookmark-end text:name="__RefHeading__1955_1619097238"/></text:h>
      <text:p text:style-name="P13">Keeping the different modules in mind and the timeline of the deliverables we should design tests plans for : User Interface, Database and Reports. Initially each module will be tested individually till everything is deployed into one system. In such case Interface, database and reporting modules can be tested while developing just to make sure correct functionalities. The following can be the goals for testing the system.</text:p>
      <text:p text:style-name="P13">Testing User Interface : </text:p>
      <text:list xml:id="list1730847901294407157" text:style-name="L4">
        <text:list-item>
          <text:p text:style-name="P23">Test cases for interfaces components</text:p>
        </text:list-item>
        <text:list-item>
          <text:p text:style-name="P23">Gathering reviews and suggestions from peers based on look and feel.</text:p>
        </text:list-item>
      </text:list>
      <text:p text:style-name="P13"/>
      <text:p text:style-name="P13">Testing Database:</text:p>
      <text:list xml:id="list181521385689586" text:continue-numbering="true" text:style-name="L4">
        <text:list-item>
          <text:p text:style-name="P23">Internally verifying all the columns definitions</text:p>
        </text:list-item>
        <text:list-item>
          <text:p text:style-name="P23">Verifying free flow of data from the system to database without any discrepancies.</text:p>
        </text:list-item>
        <text:list-item>
          <text:p text:style-name="P23">Validating functionality of all functions and testing processed data.</text:p>
        </text:list-item>
      </text:list>
      <text:p text:style-name="P13"/>
      <text:p text:style-name="P13">Testing Reports:</text:p>
      <text:list xml:id="list8200806313095933363" text:style-name="L5">
        <text:list-item>
          <text:p text:style-name="P24">Generating sample reports on some garbage data and then reporting on sliced data.</text:p>
        </text:list-item>
        <text:list-item>
          <text:p text:style-name="P24">Then validating reports based on lookup with data from database.</text:p>
        </text:list-item>
      </text:list>
      <text:p text:style-name="P13"/>
      <text:p text:style-name="P13">Once testing has started all the failed test cases should be documented and tickets will be created, to make sure that they tracked correctly and rectified.</text:p>
      <text:p text:style-name="P15"/>
      <text:p text:style-name="Instructive_20_Text">A detailed Test Plan (DTP) should be produced for each testing Phase identified within the appropriate MTP. The Testing teams should produce DTPs for testing within their accountability. This is a collaborative exercise, as the Test Manager remains accountable for the entire test program as defined in the Project MTP.</text:p>
      <text:p text:style-name="Instructive_20_Text">The DTP should consider the following content:</text:p>
      <text:list xml:id="list639681802963874299" text:style-name="WWNum46">
        <text:list-item>
          <text:p text:style-name="P29"><text:soft-page-break/>Specific/detailed approach</text:p>
        </text:list-item>
        <text:list-item>
          <text:p text:style-name="P29">Test Approach</text:p>
        </text:list-item>
        <text:list-item>
          <text:p text:style-name="P29">Test Conditions</text:p>
        </text:list-item>
        <text:list-item>
          <text:p text:style-name="P29">Test Cases</text:p>
        </text:list-item>
        <text:list-item>
          <text:p text:style-name="P29">Expected Results</text:p>
        </text:list-item>
        <text:list-item>
          <text:p text:style-name="P29">Test exclusions</text:p>
        </text:list-item>
        <text:list-item>
          <text:p text:style-name="P29">Test substitution (only for Performance Testing)</text:p>
        </text:list-item>
        <text:list-item>
          <text:p text:style-name="P29">Specific Plan and Timeline</text:p>
        </text:list-item>
        <text:list-item>
          <text:p text:style-name="P29">Specific Environment Requirements:</text:p>
        </text:list-item>
        <text:list-item>
          <text:p text:style-name="P29">Application software requirements</text:p>
        </text:list-item>
        <text:list-item>
          <text:p text:style-name="P29">Infrastructure requirements</text:p>
        </text:list-item>
        <text:list-item>
          <text:p text:style-name="P29">Business Process/Workflow</text:p>
        </text:list-item>
        <text:list-item>
          <text:p text:style-name="P29">Business Activity Monitoring (in the case of Oracle &amp; potentially webMethods)</text:p>
        </text:list-item>
        <text:list-item>
          <text:p text:style-name="P29">Data requirements</text:p>
        </text:list-item>
        <text:list-item>
          <text:p text:style-name="P29">Data transformations/canonical operations</text:p>
        </text:list-item>
        <text:list-item>
          <text:p text:style-name="P29">Adapters (purchased/introduced as well as purpose built)</text:p>
        </text:list-item>
        <text:list-item>
          <text:p text:style-name="P29">Connectors (purchased/introduced as well as purpose built)</text:p>
        </text:list-item>
        <text:list-item>
          <text:p text:style-name="P29">Web services and web service management.</text:p>
        </text:list-item>
        <text:list-item>
          <text:p text:style-name="P29">Logging</text:p>
        </text:list-item>
        <text:list-item>
          <text:p text:style-name="P29">Process automation</text:p>
        </text:list-item>
        <text:list-item>
          <text:p text:style-name="P29">State</text:p>
        </text:list-item>
        <text:list-item>
          <text:p text:style-name="P29">Synchronous &amp; asynchronous transactions</text:p>
        </text:list-item>
        <text:list-item>
          <text:p text:style-name="P29">Mediation</text:p>
        </text:list-item>
        <text:list-item>
          <text:p text:style-name="P29">Security</text:p>
        </text:list-item>
        <text:list-item>
          <text:p text:style-name="P29">Data integration/cross reference accuracy</text:p>
        </text:list-item>
        <text:list-item>
          <text:p text:style-name="P29">Meets required service levels</text:p>
        </text:list-item>
        <text:list-item>
          <text:p text:style-name="P29">Environment request and maintenance processes</text:p>
        </text:list-item>
        <text:list-item>
          <text:p text:style-name="P29">Software Configuration Management</text:p>
        </text:list-item>
        <text:list-item>
          <text:p text:style-name="P29">Change Management:</text:p>
        </text:list-item>
        <text:list-item>
          <text:p text:style-name="P29">Software</text:p>
        </text:list-item>
        <text:list-item>
          <text:p text:style-name="P29">Testing artefacts</text:p>
        </text:list-item>
        <text:list-item>
          <text:p text:style-name="P29">Specific Roles &amp; Responsibilities</text:p>
        </text:list-item>
        <text:list-item>
          <text:p text:style-name="P29">Dependencies and Alignment Management</text:p>
        </text:list-item>
        <text:list-item>
          <text:p text:style-name="P29">Defect Management</text:p>
        </text:list-item>
        <text:list-item>
          <text:p text:style-name="P29">Test Release Risks</text:p>
        </text:list-item>
        <text:list-item>
          <text:p text:style-name="P29">Key Contacts</text:p>
        </text:list-item>
      </text:list>
      <text:p text:style-name="P6">&lt;text here&gt;</text:p>
      <text:p text:style-name="Standard"/>
      <text:h text:style-name="Heading_20_2" text:outline-level="2"><text:bookmark-start text:name="__RefHeading__1957_1619097238"/><text:bookmark-start text:name="_Toc345448267"/><text:bookmark-start text:name="_Toc165425378"/><text:bookmark-start text:name="_Toc165367796"/><text:bookmark-start text:name="_Toc160599575"/><text:soft-page-break/>Test Design &amp; Preparation<text:bookmark-end text:name="__RefHeading__1957_1619097238"/><text:bookmark-end text:name="_Toc345448267"/><text:bookmark-end text:name="_Toc165425378"/><text:bookmark-end text:name="_Toc165367796"/><text:bookmark-end text:name="_Toc160599575"/></text:h>
      <text:p text:style-name="P6">&lt;text here&gt;</text:p>
      <text:p text:style-name="Standard"/>
      <text:h text:style-name="Heading_20_2" text:outline-level="2"><text:bookmark-start text:name="__RefHeading__1959_1619097238"/><text:bookmark-start text:name="_Toc345448268"/><text:bookmark-start text:name="_Toc165425379"/><text:bookmark-start text:name="_Toc165367797"/><text:bookmark-start text:name="_Toc160599576"/>Test Summary Report<text:bookmark-end text:name="__RefHeading__1959_1619097238"/><text:bookmark-end text:name="_Toc345448268"/><text:bookmark-end text:name="_Toc165425379"/><text:bookmark-end text:name="_Toc165367797"/><text:bookmark-end text:name="_Toc160599576"/></text:h>
      <text:p text:style-name="P6">&lt;text here&gt;</text:p>
      <text:p text:style-name="Standard"/>
      <text:h text:style-name="Heading_20_1" text:outline-level="1"><text:bookmark-start text:name="__RefHeading__1961_1619097238"/><text:bookmark-start text:name="_Toc345448269"/><text:bookmark-start text:name="_Toc165425380"/><text:bookmark-start text:name="_Toc165367798"/><text:bookmark-start text:name="_Toc160599577"/>Testing Types<text:bookmark-end text:name="__RefHeading__1961_1619097238"/><text:bookmark-end text:name="_Toc345448269"/><text:bookmark-end text:name="_Toc165425380"/><text:bookmark-end text:name="_Toc165367798"/><text:bookmark-end text:name="_Toc160599577"/></text:h>
      <text:p text:style-name="Standard"/>
      <text:h text:style-name="Heading_20_2" text:outline-level="2"><text:bookmark-start text:name="__RefHeading__1963_1619097238"/><text:bookmark-start text:name="_Toc345448270"/><text:bookmark-start text:name="_Toc165425381"/><text:bookmark-start text:name="_Toc165367799"/><text:bookmark-start text:name="_Toc160599578"/>Unit / Component Testing<text:bookmark-end text:name="__RefHeading__1963_1619097238"/><text:bookmark-end text:name="_Toc345448270"/><text:bookmark-end text:name="_Toc165425381"/><text:bookmark-end text:name="_Toc165367799"/><text:bookmark-end text:name="_Toc160599578"/></text:h>
      <text:p text:style-name="P6">Before deploying the entire system all three modules will be tested independently just to make sure that they are working properly delivering expected results.</text:p>
      <text:p text:style-name="P6"/>
      <text:h text:style-name="Heading_20_2" text:outline-level="2"><text:bookmark-start text:name="__RefHeading__1965_1619097238"/><text:bookmark-start text:name="_Toc345448271"/><text:bookmark-start text:name="_Toc165425382"/><text:bookmark-start text:name="_Toc165367800"/><text:bookmark-start text:name="_Toc160599579"/>System Testing<text:bookmark-end text:name="__RefHeading__1965_1619097238"/><text:bookmark-end text:name="_Toc345448271"/><text:bookmark-end text:name="_Toc165425382"/><text:bookmark-end text:name="_Toc165367800"/><text:bookmark-end text:name="_Toc160599579"/></text:h>
      <text:p text:style-name="P6"><text:bookmark-start text:name="_Toc165425383"/><text:bookmark-start text:name="_Toc165367801"/><text:bookmark-start text:name="_Toc160599580"/>Modules developed will be integrated into a system and tested to make sure that they are working fine as a system. This plays a key role, because individual performance doesn’t matter if they won’t work in coordination. For every phase of development, the system will be tested to make sure that the results are as the team expected.</text:p>
      <text:p text:style-name="P6"/>
      <text:h text:style-name="Heading_20_2" text:outline-level="2"><text:bookmark-start text:name="__RefHeading__1967_1619097238"/><text:bookmark-start text:name="_Toc345448272"/>Regression Testing<text:bookmark-end text:name="_Toc165425383"/><text:bookmark-end text:name="_Toc165367801"/><text:bookmark-end text:name="_Toc160599580"/><text:bookmark-end text:name="__RefHeading__1967_1619097238"/><text:bookmark-end text:name="_Toc345448272"/></text:h>
      <text:p text:style-name="P6"><text:bookmark-start text:name="_Toc165425384"/><text:bookmark-start text:name="_Toc165367802"/><text:bookmark-start text:name="_Toc160599581"/>The project is being implemented in stages and the system keeps on getting upgraded constantly incorporating all changes. So for every cycle of new changes the entire should get upraged, but not break. <text:s/>Team should make sure that new change in the system should not completely abandoned the earlier working version of the system. </text:p>
      <text:p text:style-name="P6"/>
      <text:h text:style-name="Heading_20_2" text:outline-level="2"><text:bookmark-start text:name="__RefHeading__1969_1619097238"/><text:bookmark-start text:name="_Toc345448273"/>Integration Testing<text:bookmark-end text:name="_Toc165425384"/><text:bookmark-end text:name="_Toc165367802"/><text:bookmark-end text:name="_Toc160599581"/><text:bookmark-end text:name="__RefHeading__1969_1619097238"/><text:bookmark-end text:name="_Toc345448273"/></text:h>
      <text:p text:style-name="P6"><text:bookmark-start text:name="_Toc165425385"/><text:bookmark-start text:name="_Toc165367803"/><text:bookmark-start text:name="_Toc160599582"/>The main plan of this testing is to make sure that components interact well and make sure that expected data and calls are exchanged between them. In detail testing emphasis will be more focused towards ‘what’ information is being sent to the data base and ‘what’ information is being sent for report generation. All such links will be tested thoroughly.</text:p>
      <text:p text:style-name="P6"/>
      <text:h text:style-name="Heading_20_2" text:outline-level="2"><text:bookmark-start text:name="__RefHeading__1971_1619097238"/><text:bookmark-start text:name="_Toc345448274"/>End to End Testing of current business processes<text:bookmark-end text:name="_Toc165425385"/><text:bookmark-end text:name="_Toc165367803"/><text:bookmark-end text:name="_Toc160599582"/><text:bookmark-end text:name="__RefHeading__1971_1619097238"/><text:bookmark-end text:name="_Toc345448274"/></text:h>
      <text:p text:style-name="Instructive_20_Text">End to End testing of current business processes is essential for testing.</text:p>
      <text:p text:style-name="P6"><text:bookmark-start text:name="_Toc165425386"/><text:bookmark-start text:name="_Toc165367804"/><text:bookmark-start text:name="_Toc160599583"/>&lt;text here&gt;</text:p>
      <text:p text:style-name="P6"/>
      <text:h text:style-name="Heading_20_2" text:outline-level="2"><text:bookmark-start text:name="__RefHeading__1973_1619097238"/><text:bookmark-start text:name="_Toc345448275"/>Performance Testing<text:bookmark-end text:name="_Toc165425386"/><text:bookmark-end text:name="_Toc165367804"/><text:bookmark-end text:name="_Toc160599583"/><text:bookmark-end text:name="__RefHeading__1973_1619097238"/><text:bookmark-end text:name="_Toc345448275"/></text:h>
      <text:p text:style-name="Instructive_20_Text">Performance Testing is the name given to a variety of testing techniques associated with the system’s behaviour under conditions of volume and load</text:p>
      <text:p text:style-name="P6"><text:bookmark-start text:name="_Toc165425387"/><text:bookmark-start text:name="_Toc165367805"/><text:bookmark-start text:name="_Toc160599584"/><text:soft-page-break/>&lt;text here&gt;</text:p>
      <text:p text:style-name="P6"/>
      <text:h text:style-name="Heading_20_2" text:outline-level="2"><text:bookmark-start text:name="__RefHeading__1975_1619097238"/><text:bookmark-start text:name="_Toc345448276"/>User Acceptance Testing<text:bookmark-end text:name="_Toc165425387"/><text:bookmark-end text:name="_Toc165367805"/><text:bookmark-end text:name="_Toc160599584"/><text:bookmark-end text:name="_Toc345448276"/> <text:s/><text:bookmark-end text:name="__RefHeading__1975_1619097238"/></text:h>
      <text:p text:style-name="Instructive_20_Text">UAT is the opportunity for the business to test a functionally proven and technically robust system, in a stable environment, against the business objectives.</text:p>
      <text:p text:style-name="P6">&lt;text here&gt;</text:p>
      <text:p text:style-name="P6"/>
      <text:h text:style-name="Heading_20_1" text:outline-level="1"><text:bookmark-start text:name="__RefHeading__1977_1619097238"/><text:bookmark-start text:name="_Toc345448277"/><text:bookmark-start text:name="_Toc165425388"/><text:bookmark-start text:name="_Toc165367806"/><text:bookmark-start text:name="_Toc160599585"/><text:bookmark-start text:name="_Toc35266846"/>Testing Approach<text:bookmark-end text:name="__RefHeading__1977_1619097238"/><text:bookmark-end text:name="_Toc345448277"/><text:bookmark-end text:name="_Toc165425388"/><text:bookmark-end text:name="_Toc165367806"/><text:bookmark-end text:name="_Toc160599585"/><text:bookmark-end text:name="_Toc35266846"/></text:h>
      <text:p text:style-name="Instructive_20_Text">A well-defined testing approach will help to minimize major risks.</text:p>
      <text:p text:style-name="P6">&lt;text here&gt;</text:p>
      <text:p text:style-name="Standard"/>
      <text:h text:style-name="Heading_20_2" text:outline-level="2"><text:bookmark-start text:name="__RefHeading__1979_1619097238"/><text:bookmark-start text:name="_Toc345448278"/><text:bookmark-start text:name="_Toc165425389"/><text:bookmark-start text:name="_Toc165367807"/><text:bookmark-start text:name="_Toc160599586"/>Testing Objectives<text:bookmark-end text:name="__RefHeading__1979_1619097238"/><text:bookmark-end text:name="_Toc345448278"/><text:bookmark-end text:name="_Toc165425389"/><text:bookmark-end text:name="_Toc165367807"/><text:bookmark-end text:name="_Toc160599586"/></text:h>
      <text:p text:style-name="Standard">The objectives for testing are;</text:p>
      <text:p text:style-name="P6"><text:bookmark-start text:name="_Toc165425390"/><text:bookmark-start text:name="_Toc165367808"/><text:bookmark-start text:name="_Toc160599587"/>&lt;text here&gt;</text:p>
      <text:p text:style-name="Standard"/>
      <text:h text:style-name="Heading_20_2" text:outline-level="2"><text:bookmark-start text:name="__RefHeading__1981_1619097238"/><text:bookmark-start text:name="_Toc345448279"/>Testing Framework<text:bookmark-end text:name="_Toc165425390"/><text:bookmark-end text:name="_Toc165367808"/><text:bookmark-end text:name="_Toc160599587"/><text:bookmark-end text:name="__RefHeading__1981_1619097238"/><text:bookmark-end text:name="_Toc345448279"/></text:h>
      <text:p text:style-name="Instructive_20_Text">A framework that makes testing more effective and efficient must accompany the approach.</text:p>
      <text:p text:style-name="P6"><text:bookmark-start text:name="_Toc165425391"/><text:bookmark-start text:name="_Toc165367809"/><text:bookmark-start text:name="_Toc160599589"/>&lt;text here&gt;</text:p>
      <text:p text:style-name="Standard"/>
      <text:h text:style-name="Heading_20_2" text:outline-level="2"><text:bookmark-start text:name="__RefHeading__1983_1619097238"/><text:bookmark-start text:name="_Toc345448280"/>Test Execution<text:bookmark-end text:name="_Toc165425391"/><text:bookmark-end text:name="_Toc165367809"/><text:bookmark-end text:name="_Toc160599589"/><text:bookmark-end text:name="__RefHeading__1983_1619097238"/><text:bookmark-end text:name="_Toc345448280"/></text:h>
      <text:p text:style-name="P6"><text:bookmark-start text:name="_Toc165425392"/><text:bookmark-start text:name="_Toc165367810"/><text:bookmark-start text:name="_Toc160599590"/><text:bookmark-start text:name="_Toc35266849"/>&lt;text here&gt;</text:p>
      <text:p text:style-name="Standard"/>
      <text:h text:style-name="Heading_20_2" text:outline-level="2"><text:bookmark-start text:name="__RefHeading__1985_1619097238"/><text:bookmark-start text:name="_Toc345448281"/>Testing<text:bookmark-end text:name="_Toc35266849"/> Challenges<text:bookmark-end text:name="_Toc165425392"/><text:bookmark-end text:name="_Toc165367810"/><text:bookmark-end text:name="_Toc160599590"/><text:bookmark-end text:name="__RefHeading__1985_1619097238"/><text:bookmark-end text:name="_Toc345448281"/></text:h>
      <text:p text:style-name="P6">&lt;text here&gt;</text:p>
      <text:p text:style-name="Standard"><text:bookmark-start text:name="_Toc165425401"/><text:bookmark-start text:name="_Toc165367819"/><text:bookmark-start text:name="_Toc160599597"/></text:p>
      <text:h text:style-name="Heading_20_1" text:outline-level="1"><text:bookmark-start text:name="__RefHeading__2003_1619097238"/><text:bookmark-start text:name="_Toc345448290"/>Test Environment Strategy<text:bookmark-end text:name="_Toc165425401"/><text:bookmark-end text:name="_Toc165367819"/><text:bookmark-end text:name="_Toc160599597"/><text:bookmark-end text:name="__RefHeading__2003_1619097238"/><text:bookmark-end text:name="_Toc345448290"/></text:h>
      <text:p text:style-name="Instructive_20_Text">This section focuses on the processes and procedures for requesting, provisioning and managing test environments.<text:bookmark-start text:name="_Toc160599598"/></text:p>
      <text:p text:style-name="P6"><text:bookmark-start text:name="_Toc165425402"/><text:bookmark-start text:name="_Toc165367820"/>&lt;text here&gt;</text:p>
      <text:p text:style-name="Standard"/>
      <text:h text:style-name="Heading_20_2" text:outline-level="2"><text:bookmark-start text:name="__RefHeading__2005_1619097238"/><text:bookmark-start text:name="_Toc345448291"/>Testing Environments Provisioning Request Process<text:bookmark-end text:name="_Toc160599598"/><text:bookmark-end text:name="_Toc165425402"/><text:bookmark-end text:name="_Toc165367820"/><text:bookmark-end text:name="__RefHeading__2005_1619097238"/><text:bookmark-end text:name="_Toc345448291"/></text:h>
      <text:p text:style-name="Instructive_20_Text">This section details the approach and processes that need to be followed for requesting environment builds and/or refreshes.</text:p>
      <text:p text:style-name="P6"><text:bookmark-start text:name="_Toc165425403"/><text:bookmark-start text:name="_Toc165367821"/><text:bookmark-start text:name="_Toc160599599"/>&lt;text here&gt;</text:p>
      <text:p text:style-name="Standard"/>
      <text:h text:style-name="Heading_20_3" text:outline-level="3"><text:bookmark-start text:name="__RefHeading__2007_1619097238"/><text:bookmark-start text:name="_Toc345448292"/><text:soft-page-break/>Test Lab – Testing<text:bookmark-end text:name="_Toc165425403"/><text:bookmark-end text:name="_Toc165367821"/><text:bookmark-end text:name="_Toc160599599"/><text:bookmark-end text:name="__RefHeading__2007_1619097238"/><text:bookmark-end text:name="_Toc345448292"/></text:h>
      <text:p text:style-name="P6">&lt;text here&gt;</text:p>
      <text:p text:style-name="Standard"/>
      <text:h text:style-name="Heading_20_3" text:outline-level="3"><text:bookmark-start text:name="__RefHeading__2009_1619097238"/><text:bookmark-start text:name="_Toc345448293"/><text:bookmark-start text:name="_Toc165425404"/><text:bookmark-start text:name="_Toc165367822"/><text:bookmark-start text:name="_Toc160599601"/>Test Environment Management<text:bookmark-end text:name="__RefHeading__2009_1619097238"/><text:bookmark-end text:name="_Toc345448293"/><text:bookmark-end text:name="_Toc165425404"/><text:bookmark-end text:name="_Toc165367822"/><text:bookmark-end text:name="_Toc160599601"/></text:h>
      <text:p text:style-name="P6"><text:bookmark-start text:name="_Toc165425405"/><text:bookmark-start text:name="_Toc165367823"/><text:bookmark-start text:name="_Toc160599602"/>&lt;text here&gt;</text:p>
      <text:p text:style-name="Standard"/>
      <text:h text:style-name="Heading_20_1" text:outline-level="1"><text:bookmark-start text:name="__RefHeading__2011_1619097238"/><text:bookmark-start text:name="_Toc345448294"/>Test Data Strategy<text:bookmark-end text:name="_Toc165425405"/><text:bookmark-end text:name="_Toc165367823"/><text:bookmark-end text:name="_Toc160599602"/><text:bookmark-end text:name="__RefHeading__2011_1619097238"/><text:bookmark-end text:name="_Toc345448294"/></text:h>
      <text:p text:style-name="Instructive_20_Text">This section describes the strategy for the provisioning and management of test data.</text:p>
      <text:p text:style-name="P6">&lt;text here&gt;</text:p>
      <text:p text:style-name="Standard"/>
      <text:h text:style-name="Heading_20_2" text:outline-level="2"><text:bookmark-start text:name="__RefHeading__2013_1619097238"/><text:bookmark-start text:name="_Toc345448295"/><text:bookmark-start text:name="_Toc165425406"/><text:bookmark-start text:name="_Toc165367824"/><text:bookmark-start text:name="_Toc160599603"/>Test Data Strategy Objectives<text:bookmark-end text:name="__RefHeading__2013_1619097238"/><text:bookmark-end text:name="_Toc345448295"/><text:bookmark-end text:name="_Toc165425406"/><text:bookmark-end text:name="_Toc165367824"/><text:bookmark-end text:name="_Toc160599603"/></text:h>
      <text:p text:style-name="P6"><text:bookmark-start text:name="_Toc165425407"/><text:bookmark-start text:name="_Toc165367825"/><text:bookmark-start text:name="_Toc160599604"/>&lt;text here&gt;</text:p>
      <text:p text:style-name="Standard"/>
      <text:h text:style-name="Heading_20_2" text:outline-level="2"><text:bookmark-start text:name="__RefHeading__2015_1619097238"/><text:bookmark-start text:name="_Toc345448296"/>Types of Test Data<text:bookmark-end text:name="_Toc165425407"/><text:bookmark-end text:name="_Toc165367825"/><text:bookmark-end text:name="_Toc160599604"/><text:bookmark-end text:name="__RefHeading__2015_1619097238"/><text:bookmark-end text:name="_Toc345448296"/></text:h>
      <text:p text:style-name="Instructive_20_Text">Test data can be broadly categorised as follows:</text:p>
      <text:p text:style-name="P6">&lt;text here&gt;</text:p>
      <text:p text:style-name="Standard"/>
      <text:h text:style-name="Heading_20_2" text:outline-level="2"><text:bookmark-start text:name="__RefHeading__2017_1619097238"/><text:bookmark-start text:name="_Toc345448297"/><text:bookmark-start text:name="_Toc165425408"/><text:bookmark-start text:name="_Toc165367826"/><text:bookmark-start text:name="_Toc160599605"/>Test Data Sources<text:bookmark-end text:name="__RefHeading__2017_1619097238"/><text:bookmark-end text:name="_Toc345448297"/><text:bookmark-end text:name="_Toc165425408"/><text:bookmark-end text:name="_Toc165367826"/><text:bookmark-end text:name="_Toc160599605"/></text:h>
      <text:p text:style-name="P6">&lt;text here&gt;</text:p>
      <text:p text:style-name="Standard"/>
      <text:h text:style-name="Heading_20_2" text:outline-level="2"><text:bookmark-start text:name="__RefHeading__2019_1619097238"/><text:bookmark-start text:name="_Toc345448298"/><text:bookmark-start text:name="_Toc165425409"/><text:bookmark-start text:name="_Toc165367827"/><text:bookmark-start text:name="_Toc160599606"/>Environment Test Data Mapping<text:bookmark-end text:name="__RefHeading__2019_1619097238"/><text:bookmark-end text:name="_Toc345448298"/><text:bookmark-end text:name="_Toc165425409"/><text:bookmark-end text:name="_Toc165367827"/><text:bookmark-end text:name="_Toc160599606"/></text:h>
      <text:p text:style-name="P6">&lt;text here&gt;</text:p>
      <text:p text:style-name="Standard"/>
      <text:h text:style-name="Heading_20_2" text:outline-level="2"><text:bookmark-start text:name="__RefHeading__2021_1619097238"/><text:bookmark-start text:name="_Toc345448299"/><text:bookmark-start text:name="_Toc165425410"/><text:bookmark-start text:name="_Toc165367828"/><text:bookmark-start text:name="_Toc160599607"/>Test Data Management<text:bookmark-end text:name="__RefHeading__2021_1619097238"/><text:bookmark-end text:name="_Toc345448299"/><text:bookmark-end text:name="_Toc165425410"/><text:bookmark-end text:name="_Toc165367828"/><text:bookmark-end text:name="_Toc160599607"/></text:h>
      <text:p text:style-name="P6"><text:bookmark-start text:name="_Toc165425411"/><text:bookmark-start text:name="_Toc165367829"/><text:bookmark-start text:name="_Toc160599608"/>&lt;text here&gt;</text:p>
      <text:p text:style-name="Standard"/>
      <text:h text:style-name="Heading_20_2" text:outline-level="2"><text:bookmark-start text:name="__RefHeading__2023_1619097238"/><text:bookmark-start text:name="_Toc345448300"/>Test Data Provisioning Request Process<text:bookmark-end text:name="_Toc165425411"/><text:bookmark-end text:name="_Toc165367829"/><text:bookmark-end text:name="_Toc160599608"/><text:bookmark-end text:name="__RefHeading__2023_1619097238"/><text:bookmark-end text:name="_Toc345448300"/></text:h>
      <text:h text:style-name="Heading_20_3" text:outline-level="3"><text:bookmark-start text:name="__RefHeading__2025_1619097238"/><text:bookmark-start text:name="_Toc345448301"/><text:bookmark-start text:name="_Toc165425412"/><text:bookmark-start text:name="_Toc165367830"/><text:bookmark-start text:name="_Toc160599609"/>Applicability<text:bookmark-end text:name="__RefHeading__2025_1619097238"/><text:bookmark-end text:name="_Toc345448301"/><text:bookmark-end text:name="_Toc165425412"/><text:bookmark-end text:name="_Toc165367830"/><text:bookmark-end text:name="_Toc160599609"/></text:h>
      <text:p text:style-name="Instructive_20_Text">The Test Data Provisioning Request Process must be followed when:</text:p>
      <text:p text:style-name="P6">&lt;text here&gt;</text:p>
      <text:p text:style-name="Standard"/>
      <text:h text:style-name="Heading_20_3" text:outline-level="3"><text:bookmark-start text:name="__RefHeading__2027_1619097238"/><text:soft-page-break/><text:span text:style-name="Default_20_Paragraph_20_Font"><text:span text:style-name="T7"><text:s/></text:span></text:span><text:bookmark-start text:name="_Toc345448302"/><text:bookmark-start text:name="_Toc165425413"/><text:bookmark-start text:name="_Toc165367831"/><text:bookmark-start text:name="_Toc160599610"/>Provisioning Process<text:bookmark-end text:name="__RefHeading__2027_1619097238"/><text:bookmark-end text:name="_Toc345448302"/><text:bookmark-end text:name="_Toc165425413"/><text:bookmark-end text:name="_Toc165367831"/><text:bookmark-end text:name="_Toc160599610"/></text:h>
      <text:p text:style-name="P6"><text:bookmark-start text:name="_Toc165425414"/><text:bookmark-start text:name="_Toc165367832"/><text:bookmark-start text:name="_Toc160599611"/>&lt;text here&gt;</text:p>
      <text:p text:style-name="Standard"/>
      <text:h text:style-name="Heading_20_3" text:outline-level="3"><text:bookmark-start text:name="__RefHeading__2029_1619097238"/><text:bookmark-start text:name="_Toc345448303"/>Backup and Restore Test Data<text:bookmark-end text:name="_Toc165425414"/><text:bookmark-end text:name="_Toc165367832"/><text:bookmark-end text:name="_Toc160599611"/><text:bookmark-end text:name="__RefHeading__2029_1619097238"/><text:bookmark-end text:name="_Toc345448303"/></text:h>
      <text:p text:style-name="P6"><text:bookmark-start text:name="_Toc165425415"/><text:bookmark-start text:name="_Toc165367833"/><text:bookmark-start text:name="_Toc160599612"/>&lt;text here&gt;</text:p>
      <text:p text:style-name="Standard"/>
      <text:h text:style-name="Heading_20_1" text:outline-level="1"><text:bookmark-start text:name="__RefHeading__2031_1619097238"/><text:bookmark-start text:name="_Toc345448304"/>Testing Controls &amp; Procedures<text:bookmark-end text:name="_Toc165425415"/><text:bookmark-end text:name="_Toc165367833"/><text:bookmark-end text:name="_Toc160599612"/><text:bookmark-end text:name="__RefHeading__2031_1619097238"/><text:bookmark-end text:name="_Toc345448304"/></text:h>
      <text:p text:style-name="Instructive_20_Text">This section documents the proposed process and governance of key processes.</text:p>
      <text:p text:style-name="P6">&lt;text here&gt;</text:p>
      <text:p text:style-name="Standard"/>
      <text:h text:style-name="Heading_20_2" text:outline-level="2"><text:bookmark-start text:name="__RefHeading__2033_1619097238"/><text:bookmark-start text:name="_Toc345448305"/><text:bookmark-start text:name="_Toc165425416"/><text:bookmark-start text:name="_Toc165367834"/><text:bookmark-start text:name="_Toc160599613"/>Testing Success Criteria<text:bookmark-end text:name="__RefHeading__2033_1619097238"/><text:bookmark-end text:name="_Toc345448305"/><text:bookmark-end text:name="_Toc165425416"/><text:bookmark-end text:name="_Toc165367834"/><text:bookmark-end text:name="_Toc160599613"/></text:h>
      <text:p text:style-name="P6"><text:bookmark-start text:name="_Toc165425417"/><text:bookmark-start text:name="_Toc165367835"/><text:bookmark-start text:name="_Toc160599614"/>&lt;text here&gt;</text:p>
      <text:p text:style-name="Standard"/>
      <text:h text:style-name="Heading_20_2" text:outline-level="2"><text:bookmark-start text:name="__RefHeading__2035_1619097238"/><text:bookmark-start text:name="_Toc345448306"/>Defect Management<text:bookmark-end text:name="_Toc165425417"/><text:bookmark-end text:name="_Toc165367835"/><text:bookmark-end text:name="_Toc160599614"/><text:bookmark-end text:name="__RefHeading__2035_1619097238"/><text:bookmark-end text:name="_Toc345448306"/></text:h>
      <text:p text:style-name="P6"><text:bookmark-start text:name="_Toc165425418"/><text:bookmark-start text:name="_Toc165367836"/><text:bookmark-start text:name="_Toc160599615"/>&lt;text here&gt;</text:p>
      <text:p text:style-name="Standard"/>
      <text:h text:style-name="Heading_20_3" text:outline-level="3"><text:bookmark-start text:name="__RefHeading__2037_1619097238"/><text:bookmark-start text:name="_Toc345448307"/>Defect Management Severity Definitions<text:bookmark-end text:name="_Toc165425418"/><text:bookmark-end text:name="_Toc165367836"/><text:bookmark-end text:name="_Toc160599615"/><text:bookmark-end text:name="__RefHeading__2037_1619097238"/><text:bookmark-end text:name="_Toc345448307"/></text:h>
      <text:p text:style-name="P6">&lt;text here&gt;</text:p>
      <text:p text:style-name="Standard"/>
      <text:h text:style-name="Heading_20_3" text:outline-level="3"><text:bookmark-start text:name="__RefHeading__2039_1619097238"/><text:bookmark-start text:name="_Toc345448308"/><text:bookmark-start text:name="_Toc165425419"/><text:bookmark-start text:name="_Toc165367837"/><text:bookmark-start text:name="_Toc160599616"/>Priority Code Definitions<text:bookmark-end text:name="__RefHeading__2039_1619097238"/><text:bookmark-end text:name="_Toc345448308"/><text:bookmark-end text:name="_Toc165425419"/><text:bookmark-end text:name="_Toc165367837"/><text:bookmark-end text:name="_Toc160599616"/></text:h>
      <text:p text:style-name="P6">&lt;text here&gt;</text:p>
      <text:p text:style-name="Standard"/>
      <text:h text:style-name="Heading_20_3" text:outline-level="3"><text:bookmark-start text:name="__RefHeading__2041_1619097238"/><text:span text:style-name="Default_20_Paragraph_20_Font"><text:span text:style-name="T2"> </text:span></text:span><text:bookmark-start text:name="_Toc345448309"/><text:bookmark-start text:name="_Toc165425420"/><text:bookmark-start text:name="_Toc165367838"/><text:bookmark-start text:name="_Toc160599617"/>Defect Management of Testing Completion<text:bookmark-end text:name="__RefHeading__2041_1619097238"/><text:bookmark-end text:name="_Toc345448309"/><text:bookmark-end text:name="_Toc165425420"/><text:bookmark-end text:name="_Toc165367838"/><text:bookmark-end text:name="_Toc160599617"/></text:h>
      <text:p text:style-name="P6"><text:bookmark-start text:name="_Toc165425421"/><text:bookmark-start text:name="_Toc165367839"/><text:bookmark-start text:name="_Toc160599618"/>&lt;text here&gt;</text:p>
      <text:p text:style-name="Standard"/>
      <text:h text:style-name="Heading_20_2" text:outline-level="2"><text:bookmark-start text:name="__RefHeading__2043_1619097238"/><text:bookmark-start text:name="_Toc345448310"/>Issues Management<text:bookmark-end text:name="_Toc165425421"/><text:bookmark-end text:name="_Toc165367839"/><text:bookmark-end text:name="_Toc160599618"/><text:bookmark-end text:name="__RefHeading__2043_1619097238"/><text:bookmark-end text:name="_Toc345448310"/></text:h>
      <text:p text:style-name="P6"><text:bookmark-start text:name="_Toc165425422"/><text:bookmark-start text:name="_Toc165367840"/><text:bookmark-start text:name="_Toc160599619"/>&lt;text here&gt;</text:p>
      <text:p text:style-name="Standard"/>
      <text:h text:style-name="Heading_20_2" text:outline-level="2"><text:bookmark-start text:name="__RefHeading__2045_1619097238"/><text:bookmark-start text:name="_Toc345448311"/>Risks Management<text:bookmark-end text:name="_Toc165425422"/><text:bookmark-end text:name="_Toc165367840"/><text:bookmark-end text:name="_Toc160599619"/><text:bookmark-end text:name="__RefHeading__2045_1619097238"/><text:bookmark-end text:name="_Toc345448311"/></text:h>
      <text:p text:style-name="P6"><text:bookmark-start text:name="_Toc165425423"/><text:bookmark-start text:name="_Toc165367841"/><text:bookmark-start text:name="_Toc160599620"/>&lt;text here&gt;</text:p>
      <text:p text:style-name="Standard"/>
      <text:h text:style-name="Heading_20_2" text:outline-level="2"><text:bookmark-start text:name="__RefHeading__2047_1619097238"/><text:bookmark-start text:name="_Toc345448312"/>Issue and Risk Escalation and Governance<text:bookmark-end text:name="_Toc165425423"/><text:bookmark-end text:name="_Toc165367841"/><text:bookmark-end text:name="_Toc160599620"/><text:bookmark-end text:name="__RefHeading__2047_1619097238"/><text:bookmark-end text:name="_Toc345448312"/></text:h>
      <text:p text:style-name="P6"><text:bookmark-start text:name="_Toc165425424"/><text:bookmark-start text:name="_Toc165367842"/><text:bookmark-start text:name="_Toc160599621"/>&lt;text here&gt;</text:p>
      <text:p text:style-name="Standard"><text:soft-page-break/></text:p>
      <text:h text:style-name="Heading_20_2" text:outline-level="2"><text:bookmark-start text:name="__RefHeading__2049_1619097238"/><text:bookmark-start text:name="_Toc345448313"/>Progress Reporting<text:bookmark-end text:name="_Toc165425424"/><text:bookmark-end text:name="_Toc165367842"/><text:bookmark-end text:name="_Toc160599621"/><text:bookmark-end text:name="__RefHeading__2049_1619097238"/><text:bookmark-end text:name="_Toc345448313"/></text:h>
      <text:p text:style-name="P6">&lt;text here&gt;</text:p>
      <text:p text:style-name="Standard"/>
      <text:h text:style-name="Heading_20_2" text:outline-level="2"><text:bookmark-start text:name="__RefHeading__2051_1619097238"/><text:bookmark-start text:name="_Toc345448314"/><text:bookmark-start text:name="_Toc165425425"/><text:bookmark-start text:name="_Toc165367843"/><text:bookmark-start text:name="_Toc160599622"/>Entry Criteria Risk Assessment<text:bookmark-end text:name="__RefHeading__2051_1619097238"/><text:bookmark-end text:name="_Toc345448314"/><text:bookmark-end text:name="_Toc165425425"/><text:bookmark-end text:name="_Toc165367843"/><text:bookmark-end text:name="_Toc160599622"/></text:h>
      <text:p text:style-name="Instructive_20_Text">The purpose of the Entry Criteria Risk Assessment process is to evaluate the readiness of commencing a testing Release.</text:p>
      <text:p text:style-name="P6">&lt;text here&gt;</text:p>
      <text:p text:style-name="Standard"/>
      <text:h text:style-name="Heading_20_2" text:outline-level="2"><text:bookmark-start text:name="__RefHeading__2053_1619097238"/><text:bookmark-start text:name="_Toc345448315"/><text:bookmark-start text:name="_Toc165425426"/><text:bookmark-start text:name="_Toc165367844"/><text:bookmark-start text:name="_Toc160599623"/>Exit Criteria Risks Assessment<text:bookmark-end text:name="__RefHeading__2053_1619097238"/><text:bookmark-end text:name="_Toc345448315"/><text:bookmark-end text:name="_Toc165425426"/><text:bookmark-end text:name="_Toc165367844"/><text:bookmark-end text:name="_Toc160599623"/></text:h>
      <text:p text:style-name="Instructive_20_Text">The purpose of the Exit Criteria Risk Assessment process is to evaluate the finalisation and completeness of a testing Release.</text:p>
      <text:p text:style-name="P6"><text:bookmark-start text:name="_Toc165425427"/><text:bookmark-start text:name="_Toc165367845"/><text:bookmark-start text:name="_Toc160599624"/>&lt;text here&gt;</text:p>
      <text:p text:style-name="Standard"/>
      <text:h text:style-name="Heading_20_2" text:outline-level="2"><text:bookmark-start text:name="__RefHeading__2055_1619097238"/><text:bookmark-start text:name="_Toc345448316"/>Testing Requirements Traceability<text:bookmark-end text:name="_Toc165425427"/><text:bookmark-end text:name="_Toc165367845"/><text:bookmark-end text:name="_Toc160599624"/><text:bookmark-end text:name="__RefHeading__2055_1619097238"/><text:bookmark-end text:name="_Toc345448316"/></text:h>
      <text:p text:style-name="P6"><text:bookmark-start text:name="_Toc165425428"/><text:bookmark-start text:name="_Toc165367846"/><text:bookmark-start text:name="_Toc160599625"/>&lt;text here&gt;</text:p>
      <text:p text:style-name="Standard"/>
      <text:h text:style-name="Heading_20_2" text:outline-level="2"><text:bookmark-start text:name="__RefHeading__2057_1619097238"/><text:bookmark-start text:name="_Toc345448317"/>Test Coverage Analysis<text:bookmark-end text:name="_Toc165425428"/><text:bookmark-end text:name="_Toc165367846"/><text:bookmark-end text:name="_Toc160599625"/><text:bookmark-end text:name="__RefHeading__2057_1619097238"/><text:bookmark-end text:name="_Toc345448317"/></text:h>
      <text:p text:style-name="Instructive_20_Text">Metrics need to be established for each testing phases. The metrics and measurement process must be agreed by the necessary stakeholders and will form the foundation for progress reporting.</text:p>
      <text:p text:style-name="P6"><text:bookmark-start text:name="_Toc165425429"/><text:bookmark-start text:name="_Toc165367847"/><text:bookmark-start text:name="_Toc160599626"/>&lt;text here&gt;</text:p>
      <text:p text:style-name="Standard"/>
      <text:h text:style-name="Heading_20_2" text:outline-level="2"><text:bookmark-start text:name="__RefHeading__2059_1619097238"/><text:bookmark-start text:name="_Toc345448318"/>Exception Justification<text:bookmark-end text:name="_Toc165425429"/><text:bookmark-end text:name="_Toc165367847"/><text:bookmark-end text:name="_Toc160599626"/><text:bookmark-end text:name="__RefHeading__2059_1619097238"/><text:bookmark-end text:name="_Toc345448318"/></text:h>
      <text:p text:style-name="P6"><text:bookmark-start text:name="_Toc165425430"/><text:bookmark-start text:name="_Toc165367848"/><text:bookmark-start text:name="_Toc160599627"/>&lt;text here&gt;</text:p>
      <text:p text:style-name="Standard"/>
      <text:h text:style-name="Heading_20_1" text:outline-level="1"><text:bookmark-start text:name="__RefHeading__2061_1619097238"/><text:bookmark-start text:name="_Toc345448319"/>Key Roles, Accountabilities and Responsibilities<text:bookmark-end text:name="_Toc165425430"/><text:bookmark-end text:name="_Toc165367848"/><text:bookmark-end text:name="_Toc160599627"/><text:bookmark-end text:name="__RefHeading__2061_1619097238"/><text:bookmark-end text:name="_Toc345448319"/></text:h>
      <text:p text:style-name="Instructive_20_Text">List the key testing roles, accountabilities and responsibilities.</text:p>
      <text:p text:style-name="P6">&lt;text here&gt;</text:p>
      <text:p text:style-name="Standard"/>
      <text:h text:style-name="Heading_20_2" text:outline-level="2"><text:bookmark-start text:name="__RefHeading__2063_1619097238"/><text:bookmark-start text:name="_Toc345448320"/><text:bookmark-start text:name="_Toc165425431"/><text:bookmark-start text:name="_Toc165367849"/><text:bookmark-start text:name="_Toc160599628"/>Proposed Test Team Structure<text:bookmark-end text:name="__RefHeading__2063_1619097238"/><text:bookmark-end text:name="_Toc345448320"/><text:bookmark-end text:name="_Toc165425431"/><text:bookmark-end text:name="_Toc165367849"/><text:bookmark-end text:name="_Toc160599628"/></text:h>
      <text:p text:style-name="Instructive_20_Text">Add Team Structure</text:p>
      <text:p text:style-name="P6">&lt;text here&gt;</text:p>
      <text:h text:style-name="Heading_20_1" text:outline-level="1"><text:bookmark-start text:name="__RefHeading__2065_1619097238"/><text:bookmark-start text:name="_Toc345448321"/><text:bookmark-start text:name="_Toc165425432"/><text:bookmark-start text:name="_Toc165367850"/><text:bookmark-start text:name="_Toc160599629"/><text:bookmark-start text:name="_Toc35266856"/>Staffing and Training Needs<text:bookmark-end text:name="__RefHeading__2065_1619097238"/><text:bookmark-end text:name="_Toc345448321"/><text:bookmark-end text:name="_Toc165425432"/><text:bookmark-end text:name="_Toc165367850"/><text:bookmark-end text:name="_Toc160599629"/><text:bookmark-end text:name="_Toc35266856"/></text:h>
      <text:p text:style-name="Instructive_20_Text">Add knowledge and experience desirable for each area.</text:p>
      <text:p text:style-name="P16"><text:bookmark-start text:name="_Toc165425433"/><text:bookmark-start text:name="_Toc165367851"/><text:bookmark-start text:name="_Toc160599630"/>&lt;text here&gt;</text:p>
      <text:p text:style-name="P17"><text:soft-page-break/></text:p>
      <text:h text:style-name="Heading_20_1" text:outline-level="1"><text:bookmark-start text:name="__RefHeading__2067_1619097238"/><text:bookmark-start text:name="_Toc345448322"/>Milestones and Schedule<text:bookmark-end text:name="_Toc165425433"/><text:bookmark-end text:name="_Toc165367851"/><text:bookmark-end text:name="_Toc160599630"/><text:bookmark-end text:name="__RefHeading__2067_1619097238"/><text:bookmark-end text:name="_Toc345448322"/></text:h>
      <text:p text:style-name="P6">&lt;text here&gt;</text:p>
      <text:p text:style-name="Standard"/>
      <text:h text:style-name="Heading_20_2" text:outline-level="2"><text:bookmark-start text:name="__RefHeading__2069_1619097238"/><text:s/><text:bookmark-start text:name="_Toc345448323"/><text:bookmark-start text:name="_Toc165425434"/><text:bookmark-start text:name="_Toc165367852"/><text:bookmark-start text:name="_Toc160599631"/>High Level Schedule for Testing<text:bookmark-end text:name="__RefHeading__2069_1619097238"/><text:bookmark-end text:name="_Toc345448323"/><text:bookmark-end text:name="_Toc165425434"/><text:bookmark-end text:name="_Toc165367852"/><text:bookmark-end text:name="_Toc160599631"/></text:h>
      <text:p text:style-name="Instructive_20_Text">Add Schedule</text:p>
      <text:p text:style-name="Standard"/>
      <text:h text:style-name="Heading_20_1" text:outline-level="1"><text:bookmark-start text:name="__RefHeading__2071_1619097238"/><text:bookmark-start text:name="_Toc345448324"/><text:bookmark-start text:name="_Toc165425435"/><text:bookmark-start text:name="_Toc165367853"/><text:bookmark-start text:name="_Toc160599632"/><text:bookmark-start text:name="_Toc35266858"/>Risks and Contingencies<text:bookmark-end text:name="__RefHeading__2071_1619097238"/><text:bookmark-end text:name="_Toc345448324"/><text:bookmark-end text:name="_Toc165425435"/><text:bookmark-end text:name="_Toc165367853"/><text:bookmark-end text:name="_Toc160599632"/><text:bookmark-end text:name="_Toc35266858"/></text:h>
      <text:p text:style-name="P6"><text:bookmark-start text:name="_Toc165425436"/>&lt;text here&gt;</text:p>
      <text:p text:style-name="Standard"/>
      <text:h text:style-name="Heading_20_1" text:outline-level="1"><text:bookmark-start text:name="__RefHeading__2073_1619097238"/><text:bookmark-start text:name="_Toc345448325"/>Definitions and Terms<text:bookmark-end text:name="_Toc165425436"/><text:bookmark-end text:name="__RefHeading__2073_1619097238"/><text:bookmark-end text:name="_Toc345448325"/></text:h>
      <text:p text:style-name="Standard"><text:span text:style-name="Default_20_Paragraph_20_Font"><text:span text:style-name="T8">&lt;text here&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 svg:font-family="TimesNewRoman" style:font-family-generic="roman"/>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Arial Bold" svg:font-family="'Arial Bold'"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AU" fo:font-style="normal" style:text-underline-style="none" fo:font-weight="normal" style:letter-kerning="true" style:font-name-asian="Times New Roman" style:font-size-asian="10pt" style:language-asian="en" style:country-asian="A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AU" fo:font-style="normal" style:text-underline-style="none" fo:font-weight="normal" style:letter-kerning="true" fo:background-color="transparent" style:font-name-asian="Times New Roman" style:font-size-asian="10pt" style:language-asian="en" style:country-asian="A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loext:contextual-spacing="false" fo:orphans="2" fo:widows="2" fo:hyphenation-ladder-count="no-limit"/>
      <style:text-properties style:font-name="Arial" fo:font-family="Arial" style:font-family-generic="swiss" style:font-pitch="variable" style:language-asian="en" style:country-asian="US" fo:hyphenate="false"/>
    </style:style>
    <style:style style:name="Heading" style:family="paragraph" style:parent-style-name="Standard" style:next-style-name="Text_20_body" style:class="text">
      <style:paragraph-properties fo:margin-top="0.1665in" fo:margin-bottom="0.1665in" loext:contextual-spacing="false" fo:hyphenation-ladder-count="no-limit" fo:keep-with-next="always"/>
      <style:text-properties fo:color="#c000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hyphenation-ladder-count="no-limit"/>
      <style:text-properties style:font-name="Times New Roman" fo:font-family="'Times New Roman'" style:font-family-generic="roman" style:font-pitch="variable" fo:language="en" fo:country="GB" fo:font-style="italic" style:font-style-asian="italic" fo:hyphenate="false"/>
    </style:style>
    <style:style style:name="Heading_20_1" style:display-name="Heading 1" style:family="paragraph" style:parent-style-name="Standard" style:next-style-name="Text_20_body" style:default-outline-level="1" style:class="text">
      <style:paragraph-properties fo:margin-top="0in" fo:margin-bottom="0in" loext:contextual-spacing="false" fo:hyphenation-ladder-count="no-limit" fo:keep-with-next="always"/>
      <style:text-properties fo:color="#c00000" fo:font-size="14pt" fo:font-weight="bold" style:font-size-asian="14pt" style:language-asian="en" style:country-asian="AU" style:font-weight-asian="bold" style:font-name-complex="Arial" style:font-family-complex="Arial" style:font-family-generic-complex="swiss" style:font-pitch-complex="variable" style:font-size-complex="14pt" fo:hyphenate="false"/>
    </style:style>
    <style:style style:name="Heading_20_2" style:display-name="Heading 2" style:family="paragraph" style:parent-style-name="Heading_20_1" style:next-style-name="Text_20_body" style:default-outline-level="2" style:class="text">
      <style:paragraph-properties fo:margin-left="0.5472in" fo:margin-right="0in" fo:margin-top="0.1665in" fo:margin-bottom="0.0835in" loext:contextual-spacing="false" fo:line-height="115%" fo:hyphenation-ladder-count="no-limit" fo:text-indent="-0.2992in" style:auto-text-indent="false">
        <style:tab-stops/>
      </style:paragraph-properties>
      <style:text-properties style:font-name="Arial Bold" fo:font-family="'Arial Bold'" style:font-family-generic="roman" style:font-pitch="variable" fo:font-size="12pt" fo:language="en" fo:country="GB" style:font-size-asian="12pt" style:font-size-complex="11pt" fo:hyphenate="false"/>
    </style:style>
    <style:style style:name="Heading_20_3" style:display-name="Heading 3" style:family="paragraph" style:parent-style-name="Heading_20_2" style:next-style-name="Text_20_body" style:default-outline-level="3" style:class="text">
      <style:paragraph-properties fo:hyphenation-ladder-count="no-limit">
        <style:tab-stops>
          <style:tab-stop style:position="0.3937in"/>
        </style:tab-stops>
      </style:paragraph-properties>
      <style:text-properties fo:font-size="11pt" style:font-size-asian="11pt" fo:hyphenate="false"/>
    </style:style>
    <style:style style:name="Heading_20_4" style:display-name="Heading 4" style:family="paragraph" style:parent-style-name="Heading_20_3" style:next-style-name="Text_20_body" style:default-outline-level="4" style:class="text">
      <style:paragraph-properties fo:margin-top="0.0835in" fo:margin-bottom="0in" loext:contextual-spacing="false" fo:hyphenation-ladder-count="no-limit"/>
      <style:text-properties fo:font-style="italic" fo:font-weight="normal" style:font-style-asian="italic" style:font-weight-asian="normal" fo:hyphenate="false"/>
    </style:style>
    <style:style style:name="Heading_20_5" style:display-name="Heading 5" style:family="paragraph" style:parent-style-name="Heading_20_4" style:next-style-name="Text_20_body" style:default-outline-level="5" style:class="text">
      <style:paragraph-properties fo:hyphenation-ladder-count="no-limit"/>
      <style:text-properties fo:font-weight="bold" style:font-weight-asian="bold" fo:hyphenate="false"/>
    </style:style>
    <style:style style:name="Heading_20_6" style:display-name="Heading 6" style:family="paragraph" style:parent-style-name="Heading_20_5" style:next-style-name="Text_20_body" style:default-outline-level="6" style:class="text">
      <style:paragraph-properties fo:hyphenation-ladder-count="no-limit"/>
      <style:text-properties fo:font-weight="normal" style:font-weight-asian="normal" fo:hyphenate="false"/>
    </style:style>
    <style:style style:name="Heading_20_7" style:display-name="Heading 7" style:family="paragraph" style:parent-style-name="Heading_20_6" style:next-style-name="Text_20_body" style:default-outline-level="7" style:class="text">
      <style:paragraph-properties fo:hyphenation-ladder-count="no-limit"/>
      <style:text-properties fo:font-style="normal" style:font-style-asian="normal" style:font-style-complex="italic" fo:hyphenate="false"/>
    </style:style>
    <style:style style:name="Heading_20_8" style:display-name="Heading 8" style:family="paragraph" style:parent-style-name="Heading_20_7" style:next-style-name="Text_20_body" style:default-outline-level="8" style:class="text">
      <style:paragraph-properties fo:hyphenation-ladder-count="no-limit"/>
      <style:text-properties fo:font-size="10pt" fo:font-weight="bold" style:font-size-asian="10pt" style:font-weight-asian="bold" fo:hyphenate="false"/>
    </style:style>
    <style:style style:name="Heading_20_9" style:display-name="Heading 9" style:family="paragraph" style:parent-style-name="Heading_20_8" style:next-style-name="Text_20_body" style:default-outline-level="9" style:class="text">
      <style:paragraph-properties fo:text-align="center" style:justify-single-word="false" fo:hyphenation-ladder-count="no-limit"/>
      <style:text-properties fo:font-style="italic" fo:font-weight="normal" style:font-style-asian="italic" style:font-weight-asian="normal"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ooter" style:family="paragraph" style:parent-style-name="Standard" style:class="extra">
      <style:paragraph-properties fo:hyphenation-ladder-count="no-limit" text:number-lines="false" text:line-number="0">
        <style:tab-stops>
          <style:tab-stop style:position="2.8839in" style:type="center"/>
          <style:tab-stop style:position="5.7681in" style:type="right"/>
        </style:tab-stops>
      </style:paragraph-properties>
      <style:text-properties fo:hyphenate="false"/>
    </style:style>
    <style:style style:name="Footnote_20_Text" style:display-name="Footnote Text" style:family="paragraph" style:parent-style-name="Standard">
      <style:paragraph-properties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2.8839in" style:type="center"/>
          <style:tab-stop style:position="5.7681in" style:type="right"/>
        </style:tab-stops>
      </style:paragraph-properties>
      <style:text-properties fo:hyphenate="false"/>
    </style:style>
    <style:style style:name="No_20_Spacing" style:display-name="No Spacing" style:family="paragraph" style:parent-style-name="Standard">
      <style:paragraph-properties fo:margin-top="0in" fo:margin-bottom="0in" loext:contextual-spacing="false" fo:hyphenation-ladder-count="no-limit"/>
      <style:text-properties fo:hyphenate="false"/>
    </style:style>
    <style:style style:name="Title" style:family="paragraph" style:parent-style-name="Standard" style:next-style-name="Subtitle" style:class="chapter">
      <style:paragraph-properties fo:margin-top="0in" fo:margin-bottom="0in" loext:contextual-spacing="false" fo:hyphenation-ladder-count="no-limit" fo:background-color="#ffffff">
        <style:background-image/>
      </style:paragraph-properties>
      <style:text-properties fo:color="#c00000" fo:font-size="20pt" fo:font-weight="bold" style:font-size-asian="20pt" style:font-weight-asian="bold" style:font-name-complex="Arial" style:font-family-complex="Arial" style:font-family-generic-complex="swiss" style:font-pitch-complex="variable" style:font-size-complex="1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ntents_20_1" style:display-name="Contents 1" style:family="paragraph" style:parent-style-name="Standard" style:class="index">
      <style:paragraph-properties fo:hyphenation-ladder-count="no-limit">
        <style:tab-stops>
          <style:tab-stop style:position="0.278in"/>
          <style:tab-stop style:position="6.6866in" style:type="right" style:leader-style="dotted" style:leader-text="."/>
        </style:tab-stops>
      </style:paragraph-properties>
      <style:text-properties fo:text-transform="uppercase" fo:font-weight="bold" style:font-weight-asian="bold" fo:hyphenate="false"/>
    </style:style>
    <style:style style:name="Contents_20_2" style:display-name="Contents 2" style:family="paragraph" style:parent-style-name="Standard" style:class="index">
      <style:paragraph-properties fo:margin-left="0.139in" fo:margin-right="0in" fo:hyphenation-ladder-count="no-limit" fo:text-indent="0in" style:auto-text-indent="false">
        <style:tab-stops>
          <style:tab-stop style:position="0.611in"/>
          <style:tab-stop style:position="6.6862in" style:type="right" style:leader-style="dotted" style:leader-text="."/>
        </style:tab-stops>
      </style:paragraph-properties>
      <style:text-properties fo:hyphenate="false"/>
    </style:style>
    <style:style style:name="Contents_20_3" style:display-name="Contents 3" style:family="paragraph" style:parent-style-name="Standard" style:class="index">
      <style:paragraph-properties fo:margin-left="0.278in" fo:margin-right="0in" fo:hyphenation-ladder-count="no-limit" fo:text-indent="0in" style:auto-text-indent="false">
        <style:tab-stops>
          <style:tab-stop style:position="6.6862in" style:type="right"/>
        </style:tab-stops>
      </style:paragraph-properties>
      <style:text-properties fo:hyphenate="false"/>
    </style:style>
    <style:style style:name="Document_20_Map" style:display-name="Document Map" style:family="paragraph" style:parent-style-name="Standard">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Comment_20_Text" style:display-name="Comment Text" style:family="paragraph" style:parent-style-name="Standard">
      <style:paragraph-properties fo:hyphenation-ladder-count="no-limit"/>
      <style:text-properties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Normal_20__28_Web_29_" style:display-name="Normal (Web)" style:family="paragraph" style:parent-style-name="Standard">
      <style:paragraph-properties fo:margin-top="0.0693in" fo:margin-bottom="0.0693in" loext:contextual-spacing="false" style:line-height-at-least="0.2in" fo:hyphenation-ladder-count="no-limit"/>
      <style:text-properties style:font-name="Times New Roman" fo:font-family="'Times New Roman'" style:font-family-generic="roman" style:font-pitch="variable" fo:font-size="12pt" style:font-size-asian="12pt" style:language-asian="en" style:country-asian="AU" style:font-size-complex="12pt" fo:hyphenate="false"/>
    </style:style>
    <style:style style:name="Example" style:family="paragraph" style:parent-style-name="Standard">
      <style:paragraph-properties fo:margin-top="0in" fo:margin-bottom="0.111in" loext:contextual-spacing="false" style:line-height-at-least="0.1807in" fo:hyphenation-ladder-count="no-limit">
        <style:tab-stops>
          <style:tab-stop style:position="0.3937in"/>
          <style:tab-stop style:position="0.7874in"/>
          <style:tab-stop style:position="1.248in"/>
          <style:tab-stop style:position="3.7484in"/>
          <style:tab-stop style:position="4.5283in" style:type="right"/>
        </style:tab-stops>
      </style:paragraph-properties>
      <style:text-properties fo:color="#999999" fo:hyphenate="false"/>
    </style:style>
    <style:style style:name="Instructive_20_Text" style:display-name="Instructive Text" style:family="paragraph" style:parent-style-name="Standard">
      <style:paragraph-properties fo:hyphenation-ladder-count="no-limit"/>
      <style:text-properties fo:color="#4f81bd" fo:font-style="italic" style:language-asian="en" style:country-asian="AU" style:font-style-asian="italic" fo:hyphenate="false"/>
    </style:style>
    <style:style style:name="Table_20_Text" style:display-name="Table Text" style:family="paragraph" style:parent-style-name="Standard">
      <style:paragraph-properties fo:margin-top="0in" fo:margin-bottom="0in" loext:contextual-spacing="false" style:line-height-at-least="0.139in" fo:hyphenation-ladder-count="no-limit">
        <style:tab-stops>
          <style:tab-stop style:position="0.3937in"/>
          <style:tab-stop style:position="0.7874in"/>
          <style:tab-stop style:position="1.248in"/>
          <style:tab-stop style:position="3.7484in"/>
          <style:tab-stop style:position="4.5283in" style:type="right"/>
        </style:tab-stops>
      </style:paragraph-properties>
      <style:text-properties style:font-size-complex="12pt" fo:hyphenate="false"/>
    </style:style>
    <style:style style:name="List_20_Bullet" style:display-name="List Bullet" style:family="paragraph" style:parent-style-name="Standard">
      <style:paragraph-properties fo:margin-left="0.248in" fo:margin-right="0in" fo:margin-top="0in" fo:margin-bottom="0.111in" loext:contextual-spacing="false" style:line-height-at-least="0.1807in" fo:hyphenation-ladder-count="no-limit" fo:text-indent="-0.248in" style:auto-text-indent="false">
        <style:tab-stops>
          <style:tab-stop style:position="0.248in"/>
          <style:tab-stop style:position="0.3937in"/>
          <style:tab-stop style:position="0.7874in"/>
          <style:tab-stop style:position="1.248in"/>
          <style:tab-stop style:position="3.7484in"/>
          <style:tab-stop style:position="4.5283in" style:type="right"/>
        </style:tab-stops>
      </style:paragraph-properties>
      <style:text-properties style:font-size-complex="12pt" fo:hyphenate="false"/>
    </style:style>
    <style:style style:name="Doc_20_Details" style:display-name="Doc Details" style:family="paragraph" style:parent-style-name="Standard">
      <style:paragraph-properties fo:margin-top="0in" fo:margin-bottom="0in" loext:contextual-spacing="false" fo:hyphenation-ladder-count="no-limit" fo:background-color="#ffffff">
        <style:tab-stops>
          <style:tab-stop style:position="0.7874in"/>
        </style:tab-stops>
        <style:background-image/>
      </style:paragraph-properties>
      <style:text-properties style:font-name="Arial Narrow" fo:font-family="'Arial Narrow'" style:font-family-generic="swiss" style:font-pitch="variable" fo:font-size="14pt" style:font-size-asian="14pt" style:font-name-complex="Arial" style:font-family-complex="Arial" style:font-family-generic-complex="swiss" style:font-pitch-complex="variable" style:font-size-complex="24pt" fo:hyphenate="false"/>
    </style:style>
    <style:style style:name="Subject" style:family="paragraph" style:parent-style-name="Standard">
      <style:paragraph-properties fo:margin-top="0in" fo:margin-bottom="0in" loext:contextual-spacing="false" fo:hyphenation-ladder-count="no-limit" fo:background-color="#ffffff">
        <style:background-image/>
      </style:paragraph-properties>
      <style:text-properties style:font-name="Arial Narrow" fo:font-family="'Arial Narrow'" style:font-family-generic="swiss" style:font-pitch="variable" fo:font-size="16pt" fo:font-weight="bold" style:font-size-asian="16pt" style:font-weight-asian="bold" style:font-name-complex="Arial" style:font-family-complex="Arial" style:font-family-generic-complex="swiss" style:font-pitch-complex="variable" style:font-size-complex="24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color="#808080" fo:font-weight="bold" style:font-weight-asian="bold" style:font-weight-complex="bold" fo:hyphenate="false"/>
    </style:style>
    <style:style style:name="Date_20_Proposal" style:display-name="Date Proposal" style:family="paragraph">
      <style:paragraph-properties fo:text-align="end" style:justify-single-word="false" fo:orphans="2" fo:widows="2" fo:hyphenation-ladder-count="no-limit"/>
      <style:text-properties style:font-name="Arial" fo:font-family="Arial" style:font-family-generic="swiss" style:font-pitch="variable" fo:font-size="16pt" style:font-size-asian="16pt" style:language-asian="en" style:country-asian="US" style:font-name-complex="Arial" style:font-family-complex="Arial" style:font-family-generic-complex="swiss" style:font-pitch-complex="variable" style:font-size-complex="18pt" fo:hyphenate="false"/>
    </style:style>
    <style:style style:name="Bullet_20_1" style:display-name="Bullet 1" style:family="paragraph">
      <style:paragraph-properties fo:margin-top="0.0835in" fo:margin-bottom="0.0835in" loext:contextual-spacing="false" fo:orphans="2" fo:widows="2" fo:hyphenation-ladder-count="no-limit"/>
      <style:text-properties fo:color="#000000" style:font-name="Arial" fo:font-family="Arial" style:font-family-generic="swiss" style:font-pitch="variable" style:language-asian="en" style:country-asian="US" fo:hyphenate="false"/>
    </style:style>
    <style:style style:name="TableText" style:family="paragraph" style:parent-style-name="Standard">
      <style:paragraph-properties fo:hyphenation-ladder-count="no-limit">
        <style:tab-stops>
          <style:tab-stop style:position="0.3937in"/>
          <style:tab-stop style:position="0.7874in"/>
          <style:tab-stop style:position="4.5283in" style:type="right"/>
        </style:tab-stops>
      </style:paragraph-properties>
      <style:text-properties fo:font-size="9pt" style:font-size-asian="9pt" style:font-size-complex="12pt" fo:hyphenate="false"/>
    </style:style>
    <style:style style:name="body_20_Char" style:display-name="body Char" style:family="paragraph" style:parent-style-name="Standard">
      <style:paragraph-properties fo:margin-left="0.5909in" fo:margin-right="0in" fo:margin-top="0.1665in" fo:margin-bottom="0in" loext:contextual-spacing="false" fo:hyphenation-ladder-count="no-limit" fo:text-indent="0in" style:auto-text-indent="false">
        <style:tab-stops/>
      </style:paragraph-properties>
      <style:text-properties style:font-name="Verdana" fo:font-family="Verdana" style:font-family-generic="swiss" style:font-pitch="variable" fo:hyphenate="false"/>
    </style:style>
    <style:style style:name="Test_20_Strategy_20_Font_20_replace" style:display-name="Test Strategy Font replace" style:family="paragraph" style:parent-style-name="Standard">
      <style:paragraph-properties fo:hyphenation-ladder-count="no-limit"/>
      <style:text-properties fo:color="#0000ff" fo:hyphenate="false"/>
    </style:style>
    <style:style style:name="Default_20_Paragraph_20_Font" style:display-name="Default Paragraph Font" style:family="text"/>
    <style:style style:name="Footnote_20_Reference" style:display-name="Footnote Reference" style:family="text">
      <style:text-properties style:text-position="super 65%"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Comment_20_Reference" style:display-name="Comment Reference" style:family="text">
      <style:text-properties fo:font-size="8pt" style:font-size-asian="8pt" style:font-name-complex="Times New Roman" style:font-family-complex="'Times New Roman'" style:font-family-generic-complex="roman" style:font-pitch-complex="variable" style:font-size-complex="8pt"/>
    </style:style>
    <style:style style:name="Comment_20_Text_20_Char" style:display-name="Comment Text Char" style:family="text">
      <style:text-properties style:font-name="Arial" fo:font-family="Arial" style:font-family-generic="swiss" style:font-pitch="variable" style:language-asian="en" style:country-asian="US" style:font-name-complex="Times New Roman" style:font-family-complex="'Times New Roman'" style:font-family-generic-complex="roman" style:font-pitch-complex="variable"/>
    </style:style>
    <style:style style:name="Comment_20_Subject_20_Char" style:display-name="Comment Subject Char" style:family="text">
      <style:text-properties style:font-name="Arial" fo:font-family="Arial" style:font-family-generic="swiss" style:font-pitch="variable" fo:font-weight="bold" style:language-asian="en" style:country-asian="US" style:font-weight-asian="bold" style:font-name-complex="Times New Roman" style:font-family-complex="'Times New Roman'" style:font-family-generic-complex="roman" style:font-pitch-complex="variable" style:font-weight-complex="bold"/>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Body_20_Text_20_Char" style:display-name="Body Text Char" style:family="text">
      <style:text-properties fo:language="en" fo:country="GB" fo:font-style="italic" style:language-asian="en" style:country-asian="US" style:font-style-asian="italic"/>
    </style:style>
    <style:style style:name="Strong_20_Emphasis" style:display-name="Strong Emphasis" style:family="text">
      <style:text-properties fo:font-weight="bold" style:font-weight-asian="bold" style:font-weight-complex="bold"/>
    </style:style>
    <style:style style:name="Footnote_20_Text_20_Char" style:display-name="Footnote Text Char" style:family="text">
      <style:text-properties style:font-name="Arial" fo:font-family="Arial" style:font-family-generic="swiss" style:font-pitch="variable" style:language-asian="en" style:country-asian="US"/>
    </style:style>
    <style:style style:name="Footer_20_Char" style:display-name="Footer Char" style:family="text">
      <style:text-properties style:font-name="Arial" fo:font-family="Arial" style:font-family-generic="swiss" style:font-pitch="variable" style:language-asian="en" style:country-asian="US"/>
    </style:style>
    <style:style style:name="Example_20_Char" style:display-name="Example Char" style:family="text">
      <style:text-properties fo:color="#999999" style:font-name="Arial" fo:font-family="Arial" style:font-family-generic="swiss" style:font-pitch="variable" style:language-asian="en" style:country-asian="US"/>
    </style:style>
    <style:style style:name="Instructive_20_Text_20_Char" style:display-name="Instructive Text Char" style:family="text">
      <style:text-properties fo:color="#4f81bd" style:font-name="Arial" fo:font-family="Arial" style:font-family-generic="swiss" style:font-pitch="variable" fo:font-style="italic" style:font-style-asian="italic"/>
    </style:style>
    <style:style style:name="Table_20_Text_20_Char" style:display-name="Table Text Char" style:family="text">
      <style:text-properties style:font-name="Arial" fo:font-family="Arial" style:font-family-generic="swiss" style:font-pitch="variable" style:language-asian="en" style:country-asian="US" style:font-size-complex="12pt"/>
    </style:style>
    <style:style style:name="Page_20_Number" style:display-name="Page Number" style:family="text" style:parent-style-name="Default_20_Paragraph_20_Font"/>
    <style:style style:name="Header_20_Char" style:display-name="Header Char" style:family="text">
      <style:text-properties style:font-name="Arial" fo:font-family="Arial" style:font-family-generic="swiss" style:font-pitch="variable" style:language-asian="en" style:country-asian="US"/>
    </style:style>
    <style:style style:name="Table_20_Heading_20_Char" style:display-name="Table Heading Char" style:family="text">
      <style:text-properties fo:color="#808080" style:font-name="Arial" fo:font-family="Arial" style:font-family-generic="swiss" style:font-pitch="variable" fo:font-weight="bold" style:language-asian="en" style:country-asian="US" style:font-weight-asian="bold"/>
    </style:style>
    <style:style style:name="Test_20_Strategy_20_Font_20_replace_20_Char" style:display-name="Test Strategy Font replace Char" style:family="text" style:parent-style-name="Default_20_Paragraph_20_Font">
      <style:text-properties fo:color="#0000ff" style:font-name="Arial" fo:font-family="Arial" style:font-family-generic="swiss" style:font-pitch="variable" style:language-asian="en" style:country-asian="US"/>
    </style:style>
    <style:style style:name="ListLabel_20_1" style:display-name="ListLabel 1" style:family="text">
      <style:text-properties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ListLabel_20_4" style:display-name="ListLabel 4" style:family="text">
      <style:text-properties fo:font-size="8pt" style:font-size-asian="8pt" style:font-size-complex="8pt"/>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style>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Symbol" fo:font-family="Symbol" style:font-family-generic="roman" style:font-pitch="variable" style:font-charset="x-symbol"/>
    </style:style>
    <style:style style:name="WW_5f_CharLFO45LVL2" style:display-name="WW_CharLFO4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Symbol" fo:font-family="Symbol" style:font-family-generic="roman" style:font-pitch="variable" style:font-charset="x-symbol"/>
    </style:style>
    <style:style style:name="WW_5f_CharLFO46LVL2" style:display-name="WW_CharLFO4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3" style:display-name="WW_CharLFO46LVL3" style:family="text">
      <style:text-properties style:font-name="Wingdings" fo:font-family="Wingdings" style:font-family-generic="system" style:font-pitch="variable" style:font-charset="x-symbol"/>
    </style:style>
    <style:style style:name="WW_5f_CharLFO46LVL4" style:display-name="WW_CharLFO46LVL4" style:family="text">
      <style:text-properties style:font-name="Symbol" fo:font-family="Symbol" style:font-family-generic="roman" style:font-pitch="variable" style:font-charset="x-symbol"/>
    </style:style>
    <style:style style:name="WW_5f_CharLFO46LVL5" style:display-name="WW_CharLFO4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6" style:display-name="WW_CharLFO46LVL6" style:family="text">
      <style:text-properties style:font-name="Wingdings" fo:font-family="Wingdings" style:font-family-generic="system" style:font-pitch="variable" style:font-charset="x-symbol"/>
    </style:style>
    <style:style style:name="WW_5f_CharLFO46LVL7" style:display-name="WW_CharLFO46LVL7" style:family="text">
      <style:text-properties style:font-name="Symbol" fo:font-family="Symbol" style:font-family-generic="roman" style:font-pitch="variable" style:font-charset="x-symbol"/>
    </style:style>
    <style:style style:name="WW_5f_CharLFO46LVL8" style:display-name="WW_CharLFO4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9" style:display-name="WW_CharLFO46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style:style>
    <style:style style:name="WW_5f_CharLFO47LVL2" style:display-name="WW_CharLFO4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3" style:display-name="WW_CharLFO47LVL3" style:family="text">
      <style:text-properties style:font-name="Wingdings" fo:font-family="Wingdings" style:font-family-generic="system" style:font-pitch="variable" style:font-charset="x-symbol"/>
    </style:style>
    <style:style style:name="WW_5f_CharLFO47LVL4" style:display-name="WW_CharLFO47LVL4" style:family="text">
      <style:text-properties style:font-name="Symbol" fo:font-family="Symbol" style:font-family-generic="roman" style:font-pitch="variable" style:font-charset="x-symbol"/>
    </style:style>
    <style:style style:name="WW_5f_CharLFO47LVL5" style:display-name="WW_CharLFO4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6" style:display-name="WW_CharLFO47LVL6" style:family="text">
      <style:text-properties style:font-name="Wingdings" fo:font-family="Wingdings" style:font-family-generic="system" style:font-pitch="variable" style:font-charset="x-symbol"/>
    </style:style>
    <style:style style:name="WW_5f_CharLFO47LVL7" style:display-name="WW_CharLFO47LVL7" style:family="text">
      <style:text-properties style:font-name="Symbol" fo:font-family="Symbol" style:font-family-generic="roman" style:font-pitch="variable" style:font-charset="x-symbol"/>
    </style:style>
    <style:style style:name="WW_5f_CharLFO47LVL8" style:display-name="WW_CharLFO4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9" style:display-name="WW_CharLFO47LVL9" style:family="text">
      <style:text-properties style:font-name="Wingdings" fo:font-family="Wingdings" style:font-family-generic="system" style:font-pitch="variable" style:font-charset="x-symbol"/>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Symbol" fo:font-family="Symbol" style:font-family-generic="roman" style:font-pitch="variable" style:font-charset="x-symbol"/>
    </style:style>
    <style:style style:name="WW_5f_CharLFO50LVL2" style:display-name="WW_CharLFO5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3" style:display-name="WW_CharLFO50LVL3" style:family="text">
      <style:text-properties style:font-name="Wingdings" fo:font-family="Wingdings" style:font-family-generic="system" style:font-pitch="variable" style:font-charset="x-symbol"/>
    </style:style>
    <style:style style:name="WW_5f_CharLFO50LVL4" style:display-name="WW_CharLFO50LVL4" style:family="text">
      <style:text-properties style:font-name="Symbol" fo:font-family="Symbol" style:font-family-generic="roman" style:font-pitch="variable" style:font-charset="x-symbol"/>
    </style:style>
    <style:style style:name="WW_5f_CharLFO50LVL5" style:display-name="WW_CharLFO5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6" style:display-name="WW_CharLFO50LVL6" style:family="text">
      <style:text-properties style:font-name="Wingdings" fo:font-family="Wingdings" style:font-family-generic="system" style:font-pitch="variable" style:font-charset="x-symbol"/>
    </style:style>
    <style:style style:name="WW_5f_CharLFO50LVL7" style:display-name="WW_CharLFO50LVL7" style:family="text">
      <style:text-properties style:font-name="Symbol" fo:font-family="Symbol" style:font-family-generic="roman" style:font-pitch="variable" style:font-charset="x-symbol"/>
    </style:style>
    <style:style style:name="WW_5f_CharLFO50LVL8" style:display-name="WW_CharLFO5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0LVL9" style:display-name="WW_CharLFO50LVL9" style:family="text">
      <style:text-properties style:font-name="Wingdings" fo:font-family="Wingdings" style:font-family-generic="system" style:font-pitch="variable" style:font-charset="x-symbol"/>
    </style:style>
    <style:style style:name="WW_5f_CharLFO51LVL1" style:display-name="WW_CharLFO51LVL1" style:family="text">
      <style:text-properties style:font-name="Symbol" fo:font-family="Symbol" style:font-family-generic="roman" style:font-pitch="variable" style:font-charset="x-symbol"/>
    </style:style>
    <style:style style:name="WW_5f_CharLFO51LVL2" style:display-name="WW_CharLFO5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3" style:display-name="WW_CharLFO51LVL3" style:family="text">
      <style:text-properties style:font-name="Wingdings" fo:font-family="Wingdings" style:font-family-generic="system" style:font-pitch="variable" style:font-charset="x-symbol"/>
    </style:style>
    <style:style style:name="WW_5f_CharLFO51LVL4" style:display-name="WW_CharLFO51LVL4" style:family="text">
      <style:text-properties style:font-name="Symbol" fo:font-family="Symbol" style:font-family-generic="roman" style:font-pitch="variable" style:font-charset="x-symbol"/>
    </style:style>
    <style:style style:name="WW_5f_CharLFO51LVL5" style:display-name="WW_CharLFO5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6" style:display-name="WW_CharLFO51LVL6" style:family="text">
      <style:text-properties style:font-name="Wingdings" fo:font-family="Wingdings" style:font-family-generic="system" style:font-pitch="variable" style:font-charset="x-symbol"/>
    </style:style>
    <style:style style:name="WW_5f_CharLFO51LVL7" style:display-name="WW_CharLFO51LVL7" style:family="text">
      <style:text-properties style:font-name="Symbol" fo:font-family="Symbol" style:font-family-generic="roman" style:font-pitch="variable" style:font-charset="x-symbol"/>
    </style:style>
    <style:style style:name="WW_5f_CharLFO51LVL8" style:display-name="WW_CharLFO5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1LVL9" style:display-name="WW_CharLFO51LVL9" style:family="text">
      <style:text-properties style:font-name="Wingdings" fo:font-family="Wingdings" style:font-family-generic="system" style:font-pitch="variable" style:font-charset="x-symbol"/>
    </style:style>
    <style:style style:name="WW_5f_CharLFO52LVL1" style:display-name="WW_CharLFO52LVL1" style:family="text">
      <style:text-properties style:font-name="Symbol" fo:font-family="Symbol" style:font-family-generic="roman" style:font-pitch="variable" style:font-charset="x-symbol"/>
    </style:style>
    <style:style style:name="WW_5f_CharLFO52LVL2" style:display-name="WW_CharLFO5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3" style:display-name="WW_CharLFO52LVL3" style:family="text">
      <style:text-properties style:font-name="Wingdings" fo:font-family="Wingdings" style:font-family-generic="system" style:font-pitch="variable" style:font-charset="x-symbol"/>
    </style:style>
    <style:style style:name="WW_5f_CharLFO52LVL4" style:display-name="WW_CharLFO52LVL4" style:family="text">
      <style:text-properties style:font-name="Symbol" fo:font-family="Symbol" style:font-family-generic="roman" style:font-pitch="variable" style:font-charset="x-symbol"/>
    </style:style>
    <style:style style:name="WW_5f_CharLFO52LVL5" style:display-name="WW_CharLFO5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6" style:display-name="WW_CharLFO52LVL6" style:family="text">
      <style:text-properties style:font-name="Wingdings" fo:font-family="Wingdings" style:font-family-generic="system" style:font-pitch="variable" style:font-charset="x-symbol"/>
    </style:style>
    <style:style style:name="WW_5f_CharLFO52LVL7" style:display-name="WW_CharLFO52LVL7" style:family="text">
      <style:text-properties style:font-name="Symbol" fo:font-family="Symbol" style:font-family-generic="roman" style:font-pitch="variable" style:font-charset="x-symbol"/>
    </style:style>
    <style:style style:name="WW_5f_CharLFO52LVL8" style:display-name="WW_CharLFO5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9" style:display-name="WW_CharLFO52LVL9" style:family="text">
      <style:text-properties style:font-name="Wingdings" fo:font-family="Wingdings" style:font-family-generic="system" style:font-pitch="variable" style:font-charset="x-symbol"/>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3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LV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_5f_CharLFO3LV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_5f_CharLFO3LV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_5f_CharLFO3LV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_5f_CharLFO3LV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_5f_CharLFO3LV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_5f_CharLFO3LV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_5f_CharLFO3LV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text:display-levels="5">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6">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9">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992in" fo:margin-left="0.547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992in" fo:margin-left="0.547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992in" fo:margin-left="0.547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24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25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26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7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28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9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30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31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32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33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34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35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36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37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style:tab-stops>
          <style:tab-stop style:position="6.8909in" style:type="right"/>
        </style:tab-stops>
      </style:paragraph-properties>
    </style:style>
    <style:style style:name="MP2" style:family="paragraph" style:parent-style-name="Standard">
      <style:paragraph-properties>
        <style:tab-stops>
          <style:tab-stop style:position="0.7874in"/>
          <style:tab-stop style:position="6.4972in" style:type="right"/>
        </style:tab-stops>
      </style:paragraph-properties>
    </style:style>
    <style:style style:name="MP3" style:family="paragraph" style:parent-style-name="Standard">
      <style:paragraph-properties>
        <style:tab-stops>
          <style:tab-stop style:position="3.4453in" style:type="center"/>
        </style:tab-stops>
      </style:paragraph-properties>
    </style:style>
    <style:style style:name="MT1" style:family="text">
      <style:text-properties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4.3319in" fo:margin-bottom="0.118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0398in" fo:margin-left="0in" fo:margin-right="0in" fo:margin-bottom="0in" style:dynamic-spacing="true"/>
      </style:header-style>
      <style:footer-style>
        <style:header-footer-properties fo:min-height="0.748in" fo:margin-left="0in" fo:margin-right="0in" fo:margin-top="0in" style:dynamic-spacing="true"/>
      </style:footer-style>
    </style:page-layout>
    <style:page-layout style:name="Mpm3">
      <style:page-layout-properties fo:page-width="8.2681in" fo:page-height="11.6929in" style:num-format="1" style:print-orientation="portrait" fo:margin-top="0.5075in" fo:margin-bottom="0.7244in" fo:margin-left="0.8862in" fo:margin-right="0.8862in" style:writing-mode="lr-tb" style:footnote-max-height="0in">
        <style:footnote-sep style:width="0.0071in" style:line-style="solid" style:adjustment="left" style:rel-width="33%"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title>Test Strategy Template</text:title><text:subject/></text:p>
      </style:header>
      <style:footer>
        <text:p text:style-name="MP1"><text:file-name text:display="name-and-extension">test approach document template.odt</text:file-name><text:span text:style-name="Default_20_Paragraph_20_Font"><text:span text:style-name="MT1"><text:tab/>Page </text:span></text:span><text:page-number style:num-format="1" text:select-page="current">0</text:page-number><text:span text:style-name="Default_20_Paragraph_20_Font"><text:span text:style-name="MT1"> of </text:span></text:span><text:page-count style:num-format="1">15</text:page-count></text:p>
      </style:footer>
      <style:footer-left>
        <text:p text:style-name="Standard"><text:page-number text:select-page="current">0</text:page-number></text:p>
        <text:p text:style-name="Standard"/>
      </style:footer-left>
    </style:master-page>
    <style:master-page style:name="MPF0" style:page-layout-name="Mpm2" style:next-style-name="MP0">
      <style:header>
        <text:p text:style-name="Doc_20_Details"/>
      </style:header>
      <style:footer>
        <text:p text:style-name="MP2"><text:span text:style-name="Default_20_Paragraph_20_Font"><text:span text:style-name="MT1">Test Strategy Template v1.1<text:tab/>Page </text:span></text:span><text:page-number style:num-format="1" text:select-page="current">1</text:page-number><text:span text:style-name="Default_20_Paragraph_20_Font"><text:span text:style-name="MT1"> of </text:span></text:span><text:page-count style:num-format="1">15</text:page-count></text:p>
      </style:footer>
    </style:master-page>
    <style:master-page style:name="MP1" style:page-layout-name="Mpm3">
      <style:header>
        <text:p text:style-name="MP3">SysAnatomy</text:p>
      </style:header>
      <style:footer>
        <text:p text:style-name="MP2"><text:span text:style-name="Default_20_Paragraph_20_Font"><text:span text:style-name="MT1">Test Strategy Template v1.1<text:tab/>Page </text:span></text:span><text:page-number style:num-format="1" text:select-page="current">15</text:page-number><text:span text:style-name="Default_20_Paragraph_20_Font"><text:span text:style-name="MT1"> of </text:span></text:span><text:page-count style:num-format="1">15</text:page-count></text:p>
      </style:footer>
      <style:footer-left>
        <text:p text:style-name="Standard"><text:page-number text:select-page="current">14</text:page-number></text:p>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dc:title>Test Strategy Template</dc:title>
    <meta:initial-creator>[Author]</meta:initial-creator>
    <meta:creation-date>2013-01-08T21:10:00Z</meta:creation-date>
    <dc:date>2016-04-07T18:15:20.652151224</dc:date>
    <meta:print-date>2012-11-13T06:07:00Z</meta:print-date>
    <meta:editing-cycles>21</meta:editing-cycles>
    <meta:editing-duration>PT9H29M25S</meta:editing-duration>
    <meta:document-statistic meta:table-count="7" meta:image-count="0" meta:object-count="0" meta:page-count="15" meta:paragraph-count="381" meta:word-count="2279" meta:character-count="14846" meta:non-whitespace-character-count="12995"/>
    <meta:user-defined meta:name="AppVersion">14.0000</meta:user-defined>
    <meta:user-defined meta:name="Company">Swinburne University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